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980000015590C592D5D64D81B3.png" manifest:media-type="image/png"/>
  <manifest:file-entry manifest:full-path="Pictures/10000201000000AB0000002670F44857ED90A37A.png" manifest:media-type="image/png"/>
  <manifest:file-entry manifest:full-path="Pictures/100000000000034D0000027A60836F62B12EFD53.png" manifest:media-type="image/png"/>
  <manifest:file-entry manifest:full-path="Pictures/10000000000003520000005382DCB2C41DF598E0.png" manifest:media-type="image/png"/>
  <manifest:file-entry manifest:full-path="Pictures/1000000000000640000004B094B125D6F2C78932.jpg" manifest:media-type="image/jpeg"/>
  <manifest:file-entry manifest:full-path="Pictures/1000000000000400000003006C4363FF0A598C0D.jpg" manifest:media-type="image/jpeg"/>
  <manifest:file-entry manifest:full-path="Pictures/10000000000005EF000004654D7EC5F14159E050.jpg" manifest:media-type="image/jpeg"/>
  <manifest:file-entry manifest:full-path="Pictures/10000000000000F00000005116B71432F2BB4D50.png" manifest:media-type="image/png"/>
  <manifest:file-entry manifest:full-path="Pictures/10000201000000FD00000043CAA215449B968A6B.png" manifest:media-type="image/png"/>
  <manifest:file-entry manifest:full-path="Pictures/10000201000008980000014BD651FC299569D5BC.png" manifest:media-type="image/png"/>
  <manifest:file-entry manifest:full-path="Pictures/100002010000003F000000369CBDFB99DAABD526.png" manifest:media-type="image/png"/>
  <manifest:file-entry manifest:full-path="Pictures/1000000000000199000000A970A537FAC48CD47D.png" manifest:media-type="image/png"/>
  <manifest:file-entry manifest:full-path="Pictures/1000020100000640000002320FEA34972154BAD3.png" manifest:media-type="image/png"/>
  <manifest:file-entry manifest:full-path="Pictures/100000000000032000000258026ED621C23D0202.png" manifest:media-type="image/png"/>
  <manifest:file-entry manifest:full-path="Pictures/100002010000003F000002AF5BC82766F30B1D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5" svg:font-family="Arial"/>
    <style:font-face style:name="Bookman Old Style1" svg:font-family="'Bookman Old Style'"/>
    <style:font-face style:name="Calibri3" svg:font-family="Calibri"/>
    <style:font-face style:name="DejaVu Sans2" svg:font-family="'DejaVu Sans'"/>
    <style:font-face style:name="Gill Sans2" svg:font-family="'Gill Sans'"/>
    <style:font-face style:name="Gill Sans MT1" svg:font-family="'Gill Sans MT'"/>
    <style:font-face style:name="Heiti SC Light2" svg:font-family="'Heiti SC Light'"/>
    <style:font-face style:name="OpenSymbol2" svg:font-family="OpenSymbol, 'Arial Unicode MS'"/>
    <style:font-face style:name="Arial1" svg:font-family="Arial" style:font-family-generic="roman"/>
    <style:font-face style:name="Arial4" svg:font-family="Arial" style:font-pitch="fixed"/>
    <style:font-face style:name="ＭＳ Ｐゴシック3" svg:font-family="'ＭＳ Ｐゴシック'" style:font-pitch="fixed"/>
    <style:font-face style:name="Arial3" svg:font-family="Arial" style:font-pitch="variable"/>
    <style:font-face style:name="Bookman Old Style" svg:font-family="'Bookman Old Style'" style:font-pitch="variable"/>
    <style:font-face style:name="Calibri2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2" svg:font-family="'Droid Sans Fallback'" style:font-pitch="variable"/>
    <style:font-face style:name="Gill Sans1" svg:font-family="'Gill Sans'" style:font-pitch="variable"/>
    <style:font-face style:name="Gill Sans MT" svg:font-family="'Gill Sans MT'" style:font-pitch="variable"/>
    <style:font-face style:name="Gothic1" svg:font-family="Gothic" style:font-pitch="variable"/>
    <style:font-face style:name="Heiti SC Light1" svg:font-family="'Heiti SC Light'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ato Black1" svg:font-family="'Lato Black'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3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ＭＳ Ｐゴシック2" svg:font-family="'ＭＳ Ｐゴシック'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1" svg:font-family="Century" style:font-family-generic="roman" style:font-pitch="variable"/>
    <style:font-face style:name="Courier New" svg:font-family="'Courier New'" style:font-family-generic="roman" style:font-pitch="variable"/>
    <style:font-face style:name="Droid Sans Fallback" svg:font-family="'Droid Sans Fallback'" style:font-family-generic="roman" style:font-pitch="variable"/>
    <style:font-face style:name="Eras Medium ITC" svg:font-family="'Eras Medium ITC'" style:font-family-generic="roman" style:font-pitch="variable"/>
    <style:font-face style:name="Gill Sans" svg:font-family="'Gill Sans'" style:font-family-generic="roman" style:font-pitch="variable"/>
    <style:font-face style:name="Gill Sans MT2" svg:font-family="'Gill Sans MT'" style:font-family-generic="roman" style:font-pitch="variable"/>
    <style:font-face style:name="Lato2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Eras Medium ITC1" svg:font-family="'Eras Medium IT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1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Heiti SC Light" svg:font-family="'Heiti SC Light'" style:font-family-generic="system" style:font-pitch="variable"/>
    <style:font-face style:name="Liberation Sans2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25.916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958cm" fo:min-width="2.295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18.042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7.788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4.979cm" fo:min-width="5.343cm"/>
    </style:style>
    <style:style style:name="gr7" style:family="graphic" style:parent-style-name="standard">
      <style:graphic-properties draw:textarea-horizontal-align="justify" draw:textarea-vertical-align="middle" draw:auto-grow-height="false" fo:min-height="1.378cm" fo:min-width="0.0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17.5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3.818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1.128cm"/>
    </style:style>
    <style:style style:name="gr16" style:family="graphic" style:parent-style-name="standard">
      <style:graphic-properties draw:textarea-horizontal-align="justify" draw:textarea-vertical-align="middle" draw:auto-grow-height="false" fo:min-height="0.362cm" fo:min-width="0cm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4.576cm" fo:min-width="2.802cm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0.594cm" fo:min-width="2.294cm"/>
    </style:style>
    <style:style style:name="gr19" style:family="graphic" style:parent-style-name="standard">
      <style:graphic-properties draw:textarea-horizontal-align="justify" draw:textarea-vertical-align="middle" draw:auto-grow-height="false" fo:min-height="1.859cm" fo:min-width="2.294cm"/>
    </style:style>
    <style:style style:name="gr20" style:family="graphic" style:parent-style-name="standard">
      <style:graphic-properties draw:fill="solid" draw:fill-color="#ffffd7" draw:textarea-horizontal-align="justify" draw:textarea-vertical-align="middle" draw:auto-grow-height="false" fo:min-height="4.322cm" fo:min-width="2.802cm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55cm" fo:min-width="2.294cm"/>
    </style:style>
    <style:style style:name="gr22" style:family="graphic" style:parent-style-name="standard">
      <style:graphic-properties draw:textarea-horizontal-align="justify" draw:textarea-vertical-align="middle" draw:auto-grow-height="false" fo:min-height="1.748cm" fo:min-width="2.294cm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 fo:min-height="0.549cm" fo:min-width="2.294cm"/>
    </style:style>
    <style:style style:name="gr24" style:family="graphic" style:parent-style-name="standard">
      <style:graphic-properties draw:fill="solid" draw:fill-color="#ffffd7" draw:textarea-horizontal-align="justify" draw:textarea-vertical-align="middle" draw:auto-grow-height="false" fo:min-height="3.306cm" fo:min-width="3.564cm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0.727cm" fo:min-width="3.056cm"/>
    </style:style>
    <style:style style:name="gr26" style:family="graphic" style:parent-style-name="standard">
      <style:graphic-properties draw:textarea-horizontal-align="justify" draw:textarea-vertical-align="middle" draw:auto-grow-height="false" fo:min-height="0.688cm" fo:min-width="2.549cm"/>
    </style:style>
    <style:style style:name="gr27" style:family="graphic" style:parent-style-name="standard">
      <style:graphic-properties draw:textarea-horizontal-align="justify" draw:textarea-vertical-align="middle" draw:auto-grow-height="false" fo:min-height="0.768cm" fo:min-width="1.66cm"/>
    </style:style>
    <style:style style:name="gr28" style:family="graphic" style:parent-style-name="objectwithoutfill">
      <style:graphic-properties svg:stroke-color="#000000" draw:marker-start="Arrow" draw:marker-end="Arrow" draw:fill="none" draw:textarea-horizontal-align="center" draw:textarea-vertical-align="middle"/>
    </style:style>
    <style:style style:name="gr29" style:family="graphic" style:parent-style-name="standard">
      <style:graphic-properties draw:fill="solid" draw:fill-color="#ffffd7" draw:textarea-horizontal-align="justify" draw:textarea-vertical-align="middle" draw:auto-grow-height="false" fo:min-height="3.306cm" fo:min-width="13.47cm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0.727cm" fo:min-width="12.073cm"/>
    </style:style>
    <style:style style:name="gr31" style:family="graphic" style:parent-style-name="standard">
      <style:graphic-properties draw:textarea-horizontal-align="justify" draw:textarea-vertical-align="middle" draw:auto-grow-height="false" fo:min-height="0.688cm" fo:min-width="5.089cm"/>
    </style:style>
    <style:style style:name="gr32" style:family="graphic" style:parent-style-name="standard">
      <style:graphic-properties draw:textarea-horizontal-align="justify" draw:textarea-vertical-align="middle" draw:auto-grow-height="false" fo:min-height="1.02cm" fo:min-width="13.47cm"/>
    </style:style>
    <style:style style:name="gr3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1.528cm" fo:min-width="5.088cm"/>
    </style:style>
    <style:style style:name="gr36" style:family="graphic" style:parent-style-name="standard">
      <style:graphic-properties draw:fill="solid" draw:fill-color="#ffffd7" draw:textarea-horizontal-align="justify" draw:textarea-vertical-align="middle" draw:auto-grow-height="false" fo:min-height="1.782cm" fo:min-width="14.232cm"/>
    </style:style>
    <style:style style:name="gr37" style:family="graphic" style:parent-style-name="standard">
      <style:graphic-properties draw:textarea-horizontal-align="justify" draw:textarea-vertical-align="middle" draw:auto-grow-height="false" fo:min-height="1.274cm" fo:min-width="12.454cm"/>
    </style:style>
    <style:style style:name="gr38" style:family="graphic" style:parent-style-name="standard">
      <style:graphic-properties draw:textarea-horizontal-align="justify" draw:textarea-vertical-align="middle" draw:auto-grow-height="false" fo:min-height="0.922cm" fo:min-width="2.294cm"/>
    </style:style>
    <style:style style:name="gr39" style:family="graphic" style:parent-style-name="standard">
      <style:graphic-properties draw:fill="solid" draw:fill-color="#ffffa6" draw:textarea-horizontal-align="justify" draw:textarea-vertical-align="middle" draw:auto-grow-height="false" fo:min-height="1.528cm" fo:min-width="3.056cm"/>
    </style:style>
    <style:style style:name="gr40" style:family="graphic" style:parent-style-name="objectwithoutfill">
      <style:graphic-properties draw:fill="none" draw:textarea-horizontal-align="center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2.544cm" fo:min-width="12.454cm"/>
    </style:style>
    <style:style style:name="gr42" style:family="graphic" style:parent-style-name="standard">
      <style:graphic-properties draw:textarea-horizontal-align="justify" draw:textarea-vertical-align="middle" draw:auto-grow-height="false" fo:min-height="1.36cm" fo:min-width="2.8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</style:style>
    <style:style style:name="gr44" style:family="graphic" style:parent-style-name="standard">
      <style:graphic-properties draw:textarea-horizontal-align="justify" draw:textarea-vertical-align="middle" draw:auto-grow-height="false" fo:min-height="2.036cm" fo:min-width="12.454cm"/>
    </style:style>
    <style:style style:name="gr45" style:family="graphic" style:parent-style-name="standard">
      <style:graphic-properties draw:textarea-horizontal-align="justify" draw:textarea-vertical-align="middle" draw:auto-grow-height="false" fo:min-height="1.36cm" fo:min-width="4.0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2.036cm" fo:min-width="4.32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7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78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236cm"/>
    </style:style>
    <style:style style:name="gr52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 fo:min-height="3.56cm" fo:min-width="9.66cm"/>
    </style:style>
    <style:style style:name="gr53" style:family="graphic" style:parent-style-name="standard">
      <style:graphic-properties draw:stroke="none" svg:stroke-color="#000000" draw:fill="solid" draw:fill-color="#e0c2cd" draw:textarea-horizontal-align="justify" draw:textarea-vertical-align="middle" draw:auto-grow-height="false" fo:min-height="1.782cm" fo:min-width="9.66cm"/>
    </style:style>
    <style:style style:name="gr54" style:family="graphic" style:parent-style-name="standard">
      <style:graphic-properties draw:stroke="none" svg:stroke-color="#000000" draw:fill="solid" draw:fill-color="#e0c2cd" draw:textarea-horizontal-align="justify" draw:textarea-vertical-align="middle" draw:auto-grow-height="false" fo:min-height="11.18cm" fo:min-width="9.406cm"/>
    </style:style>
    <style:style style:name="gr55" style:family="graphic" style:parent-style-name="standard">
      <style:graphic-properties draw:stroke="none" svg:stroke-color="#000000" draw:fill="solid" draw:fill-color="#afd095" draw:textarea-horizontal-align="justify" draw:textarea-vertical-align="middle" draw:auto-grow-height="false" fo:min-height="12.958cm" fo:min-width="4.072cm"/>
    </style:style>
    <style:style style:name="gr56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 fo:min-height="9.402cm" fo:min-width="8.136cm"/>
    </style:style>
    <style:style style:name="gr57" style:family="graphic" style:parent-style-name="objectwithoutfill">
      <style:graphic-properties svg:stroke-width="0.102cm" svg:stroke-color="#000000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draw:textarea-horizontal-align="justify" draw:textarea-vertical-align="middle" draw:auto-grow-height="false" fo:min-height="0.828cm" fo:min-width="1.656cm"/>
    </style:style>
    <style:style style:name="gr59" style:family="graphic" style:parent-style-name="standard">
      <style:graphic-properties draw:fill="solid" draw:fill-color="#ffffd7" draw:textarea-horizontal-align="justify" draw:textarea-vertical-align="middle" draw:auto-grow-height="false" fo:min-height="3.306cm" fo:min-width="6.866cm"/>
    </style:style>
    <style:style style:name="gr60" style:family="graphic" style:parent-style-name="standard">
      <style:graphic-properties draw:fill="solid" draw:fill-color="#cccccc" draw:textarea-horizontal-align="justify" draw:textarea-vertical-align="middle" draw:auto-grow-height="false" fo:min-height="0.727cm" fo:min-width="6.358cm"/>
    </style:style>
    <style:style style:name="gr61" style:family="graphic" style:parent-style-name="standard">
      <style:graphic-properties draw:fill="solid" draw:fill-color="#ffffd7" draw:textarea-horizontal-align="justify" draw:textarea-vertical-align="middle" draw:auto-grow-height="false" fo:min-height="7.624cm" fo:min-width="5.088cm"/>
    </style:style>
    <style:style style:name="gr62" style:family="graphic" style:parent-style-name="standard">
      <style:graphic-properties draw:fill="solid" draw:fill-color="#cccccc" draw:textarea-horizontal-align="justify" draw:textarea-vertical-align="middle" draw:auto-grow-height="false" fo:min-height="0.594cm" fo:min-width="4.58cm"/>
    </style:style>
    <style:style style:name="gr63" style:family="graphic" style:parent-style-name="standard">
      <style:graphic-properties draw:fill="solid" draw:fill-color="#cccccc" draw:textarea-horizontal-align="justify" draw:textarea-vertical-align="middle" draw:auto-grow-height="false" fo:min-height="0.594cm" fo:min-width="1.532cm"/>
    </style:style>
    <style:style style:name="gr64" style:family="graphic" style:parent-style-name="standard">
      <style:graphic-properties draw:fill="solid" draw:fill-color="#ffffd7" draw:textarea-horizontal-align="justify" draw:textarea-vertical-align="middle" draw:auto-grow-height="false" fo:min-height="7.624cm" fo:min-width="2.802cm"/>
    </style:style>
    <style:style style:name="gr65" style:family="graphic" style:parent-style-name="standard">
      <style:graphic-properties draw:textarea-horizontal-align="justify" draw:textarea-vertical-align="middle" draw:auto-grow-height="false" fo:min-height="0.42cm" fo:min-width="2.295cm"/>
    </style:style>
    <style:style style:name="gr66" style:family="graphic" style:parent-style-name="objectwithoutfill">
      <style:graphic-properties svg:stroke-width="0.102cm" svg:stroke-color="#ff0000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67" style:family="graphic" style:parent-style-name="standard">
      <style:graphic-properties draw:textarea-horizontal-align="justify" draw:textarea-vertical-align="middle" draw:auto-grow-height="false" fo:min-height="1.368cm" fo:min-width="1.476cm"/>
    </style:style>
    <style:style style:name="gr68" style:family="graphic" style:parent-style-name="standard">
      <style:graphic-properties svg:stroke-color="#ff0000" draw:textarea-horizontal-align="justify" draw:textarea-vertical-align="middle" draw:auto-grow-height="false" fo:min-height="0.132cm" fo:min-width="3.724cm"/>
    </style:style>
    <style:style style:name="gr69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70" style:family="graphic" style:parent-style-name="standard">
      <style:graphic-properties draw:fill="solid" draw:fill-color="#333333" draw:textarea-horizontal-align="justify" draw:textarea-vertical-align="middle" draw:auto-grow-height="false" fo:min-height="0.004cm" fo:min-width="0.00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7.063cm"/>
    </style:style>
    <style:style style:name="gr72" style:family="graphic" style:parent-style-name="standard">
      <style:graphic-properties draw:textarea-horizontal-align="justify" draw:textarea-vertical-align="middle" draw:auto-grow-height="false" fo:min-height="1.008cm" fo:min-width="1.118cm"/>
    </style:style>
    <style:style style:name="gr73" style:family="graphic" style:parent-style-name="standard">
      <style:graphic-properties draw:textarea-horizontal-align="justify" draw:textarea-vertical-align="middle" draw:auto-grow-height="false" fo:min-height="0.512cm" fo:min-width="7.842cm"/>
    </style:style>
    <style:style style:name="pr1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7.11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2.14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6.097cm"/>
    </style:style>
    <style:style style:name="pr6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6.222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title">
      <style:graphic-properties fo:min-height="3.473cm"/>
    </style:style>
    <style:style style:name="pr8" style:family="presentation" style:parent-style-name="Default-title">
      <style:graphic-properties fo:min-height="3.727cm"/>
    </style:style>
    <style:style style:name="P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size="42pt" style:font-size-asian="42pt" style:font-size-complex="4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  <style:text-properties style:font-name="Lato1"/>
    </style:style>
    <style:style style:name="P4" style:family="paragraph">
      <loext:graphic-properties draw:fill-color="#dddddd"/>
      <style:paragraph-properties fo:text-align="center"/>
      <style:text-properties style:font-name="Lato1"/>
    </style:style>
    <style:style style:name="P5" style:family="paragraph">
      <loext:graphic-properties draw:fill-color="#dddddd"/>
      <style:paragraph-properties fo:text-align="center"/>
      <style:text-properties style:font-name="Lato1" fo:font-size="10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style:font-name="Lato1"/>
    </style:style>
    <style:style style:name="P7" style:family="paragraph">
      <style:paragraph-properties fo:text-align="center"/>
      <style:text-properties style:font-name="Lato1" fo:font-size="10pt" style:font-size-asian="10pt" style:font-size-complex="10pt"/>
    </style:style>
    <style:style style:name="P8" style:family="paragraph">
      <style:text-properties style:font-name="Lato1"/>
    </style:style>
    <style:style style:name="P9" style:family="paragraph">
      <loext:graphic-properties draw:fill="none" draw:fill-color="#ffffff"/>
      <style:text-properties style:font-name="Lato1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d7"/>
      <style:paragraph-properties fo:text-align="center"/>
      <style:text-properties style:font-name="Lato" fo:font-size="14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cccccc"/>
      <style:paragraph-properties fo:text-align="center"/>
      <style:text-properties style:font-name="Lato" fo:font-size="14pt" style:font-size-asian="18pt" style:font-size-complex="18pt"/>
    </style:style>
    <style:style style:name="P14" style:family="paragraph">
      <style:paragraph-properties fo:text-align="center"/>
      <style:text-properties style:font-name="Lato" fo:font-size="14pt" style:font-size-asian="18pt" style:font-size-complex="18pt"/>
    </style:style>
    <style:style style:name="P15" style:family="paragraph">
      <style:paragraph-properties fo:text-align="center"/>
      <style:text-properties style:font-name="Lato1" fo:font-size="16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a6"/>
      <style:paragraph-properties fo:text-align="center"/>
      <style:text-properties style:font-name="Lato1" fo:font-size="16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style:font-name="Lato1"/>
    </style:style>
    <style:style style:name="P19" style:family="paragraph">
      <loext:graphic-properties draw:fill="none" draw:fill-color="#ffffff"/>
      <style:paragraph-properties fo:text-align="center"/>
      <style:text-properties style:font-name="Lato1"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  <style:text-properties style:font-name="Lato1" fo:font-size="10pt" style:font-size-asian="10pt" style:font-size-complex="10pt"/>
    </style:style>
    <style:style style:name="P21" style:family="paragraph">
      <loext:graphic-properties draw:fill="solid" draw:fill-color="#ffff00"/>
      <style:paragraph-properties fo:text-align="center"/>
    </style:style>
    <style:style style:name="P22" style:family="paragraph">
      <loext:graphic-properties draw:fill="solid" draw:fill-color="#e0c2cd"/>
      <style:paragraph-properties fo:text-align="center"/>
    </style:style>
    <style:style style:name="P23" style:family="paragraph">
      <loext:graphic-properties draw:fill="solid" draw:fill-color="#afd095"/>
      <style:paragraph-properties fo:text-align="center"/>
    </style:style>
    <style:style style:name="P24" style:family="paragraph">
      <style:paragraph-properties fo:text-align="center"/>
      <style:text-properties style:font-name="Lato1" fo:font-size="14pt" style:font-size-asian="18pt" style:font-size-complex="18pt"/>
    </style:style>
    <style:style style:name="P25" style:family="paragraph">
      <loext:graphic-properties draw:fill="solid" draw:fill-color="#333333"/>
      <style:paragraph-properties fo:text-align="center"/>
    </style:style>
    <style:style style:name="P26" style:family="paragraph">
      <loext:graphic-properties draw:fill="none" draw:fill-color="#ffffff"/>
      <style:text-properties style:font-name="Lato1" fo:font-size="16pt" style:font-size-asian="18pt" style:font-size-complex="18pt"/>
    </style:style>
    <style:style style:name="P27" style:family="paragraph">
      <style:paragraph-properties fo:text-align="center"/>
      <style:text-properties style:font-name="Lato1" fo:font-size="14pt" fo:font-weight="bold" style:font-size-asian="18pt" style:font-weight-asian="bold" style:font-size-complex="18pt" style:font-weight-complex="bold"/>
    </style:style>
    <style:style style:name="T1" style:family="text">
      <style:text-properties fo:color="#000000" fo:font-size="42pt" fo:language="en" fo:country="US" fo:text-shadow="1pt 1pt" fo:font-weight="bold" style:font-size-asian="42pt" style:font-weight-asian="bold" style:font-size-complex="4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ato" fo:font-size="14pt" style:font-size-asian="18pt" style:font-size-complex="18pt"/>
    </style:style>
    <style:style style:name="T4" style:family="text">
      <style:text-properties style:font-name="Lato1" fo:font-size="16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ato1" fo:font-size="14pt" style:font-size-asian="18pt" style:font-size-complex="18pt"/>
    </style:style>
    <style:style style:name="T7" style:family="text">
      <style:text-properties style:font-name="Lato1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alibri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8.126cm" svg:height="7.367cm" svg:x="5.75cm" svg:y="6.413cm" presentation:class="title" presentation:user-transformed="true">
          <draw:text-box>
            <text:p><text:span text:style-name="T1">Ars</text:span><text:span text:style-name="T1">itek</text:span><text:span text:style-name="T1">tur </text:span><text:span text:style-name="T1">UD</text:span><text:span text:style-name="T1">M </text:span><text:span text:style-name="T1">V2</text:span><text:span text:style-name="T1"><text:line-break/></text:span><text:span text:style-name="T1">Tea</text:span><text:span text:style-name="T1">m </text:span><text:span text:style-name="T1">Uni</text:span><text:span text:style-name="T1">ver</text:span><text:span text:style-name="T1">sita</text:span><text:span text:style-name="T1">s </text:span><text:span text:style-name="T1">Gu</text:span><text:span text:style-name="T1">nad</text:span><text:span text:style-name="T1">arm</text:span><text:span text:style-name="T1">a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Arsitektur UDM</text:p>
          </draw:text-box>
        </draw:frame>
        <draw:custom-shape draw:style-name="gr2" draw:text-style-name="P3" draw:layer="layout" svg:width="26.416cm" svg:height="3.302cm" svg:x="0.254cm" svg:y="3.81cm">
          <text:p text:style-name="P3">Mobile Applica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2.286cm" svg:x="23.368cm" svg:y="4.318cm">
          <text:p text:style-name="P3">Lokal</text:p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3" draw:layer="layout" svg:width="18.542cm" svg:height="1.778cm" svg:x="0.508cm" svg:y="9.906cm">
          <text:p text:style-name="P3">API UDM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288cm" svg:height="1.524cm" svg:x="0.762cm" svg:y="12.7cm">
          <text:p text:style-name="P3">Verifikasi </text:p>
          <text:p text:style-name="P3">(SAPK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842cm" svg:height="9.906cm" svg:x="22.098cm" svg:y="7.8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3" draw:layer="layout" svg:width="1.016cm" svg:height="2.032cm" svg:x="4.318cm" svg:y="7.3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6" draw:layer="layout" svg:width="3.81cm" svg:height="2.537cm" svg:x="1.016cm" svg:y="7.268cm">
          <draw:text-box>
            <text:p text:style-name="P3">Retrieve</text:p>
            <text:p text:style-name="P3"><text:s/>/</text:p>
            <text:p text:style-name="P3">Verifikasi</text:p>
          </draw:text-box>
        </draw:frame>
        <draw:custom-shape draw:style-name="gr7" draw:text-style-name="P3" draw:layer="layout" svg:width="1.016cm" svg:height="2.032cm" svg:x="10.668cm" svg:y="7.3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6" draw:layer="layout" svg:width="4.572cm" svg:height="1.775cm" svg:x="11.938cm" svg:y="7.366cm">
          <draw:text-box>
            <text:p text:style-name="P3">Penyimpanan Usulan</text:p>
          </draw:text-box>
        </draw:frame>
        <draw:custom-shape draw:style-name="gr10" draw:text-style-name="P7" draw:layer="layout" svg:width="2.794cm" svg:height="1.778cm" svg:x="23.368cm" svg:y="11.684cm">
          <text:p text:style-name="P3"><text:span text:style-name="T2">Udm</text:span></text:p>
          <text:p text:style-name="P3"><text:span text:style-name="T2"><text:s/></text:span><text:span text:style-name="T2">Usula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48cm" svg:height="1.778cm" svg:x="23.368cm" svg:y="14.224cm">
          <text:p text:style-name="P3"><text:span text:style-name="T2">Udm</text:span></text:p>
          <text:p text:style-name="P3"><text:span text:style-name="T2">Denormalisasi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8.034cm" svg:height="1.524cm" svg:x="0.762cm" svg:y="15.494cm">
          <text:p text:style-name="P3">Queue System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4.318cm" svg:height="1.27cm" svg:x="23.114cm" svg:y="8.89cm">
          <draw:text-box>
            <text:p text:style-name="P8">POSTGRES</text:p>
          </draw:text-box>
        </draw:frame>
        <draw:custom-shape draw:style-name="gr14" draw:text-style-name="P3" draw:layer="layout" svg:width="4.572cm" svg:height="1.524cm" svg:x="1.524cm" svg:y="18.034cm">
          <text:p text:style-name="P3">Worker </text:p>
          <text:p text:style-name="P3">Denormalisasi 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032cm" svg:height="1.27cm" svg:x="19.55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3" draw:layer="layout" svg:width="4.572cm" svg:height="1.524cm" svg:x="8.128cm" svg:y="18.034cm">
          <text:p text:style-name="P3">Worker </text:p>
          <text:p text:style-name="P3">Denormalisasi 1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572cm" svg:height="1.524cm" svg:x="13.716cm" svg:y="18.034cm">
          <text:p text:style-name="P3">Worker </text:p>
          <text:p text:style-name="P3">Denormalisasi 1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762cm" svg:height="0.762cm" svg:x="8.636cm" svg:y="14.47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0.762cm" svg:height="0.762cm" svg:x="3.302cm" svg:y="17.1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0.762cm" svg:height="0.762cm" svg:x="9.906cm" svg:y="17.2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0.762cm" svg:height="0.762cm" svg:x="15.648cm" svg:y="17.1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" draw:layer="layout" svg:width="2.032cm" svg:height="1.27cm" svg:x="19.558cm" svg:y="10.4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7" draw:text-style-name="P11" draw:layer="layout" svg:width="3.302cm" svg:height="4.826cm" svg:x="2.032cm" svg:y="7.31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618cm" svg:height="2.143cm" svg:x="1.306cm" svg:y="1.524cm" presentation:class="title" presentation:user-transformed="true">
          <draw:text-box>
            <text:p>Rencana Struktur untuk launching</text:p>
          </draw:text-box>
        </draw:frame>
        <draw:custom-shape draw:style-name="gr18" draw:text-style-name="P13" draw:layer="layout" svg:width="2.794cm" svg:height="0.844cm" svg:x="2.286cm" svg:y="10.029cm">
          <text:p text:style-name="P12"><text:span text:style-name="T3">GO lang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2.286cm" svg:y="7.708cm">
          <text:p text:style-name="P12"><text:span text:style-name="T3">MySAPK</text:span></text:p>
          <text:p text:style-name="P12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2.286cm" svg:y="11.083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302cm" svg:height="4.572cm" svg:x="18.288cm" svg:y="3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794cm" svg:height="0.8cm" svg:x="18.542cm" svg:y="6.384cm">
          <text:p text:style-name="P12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94cm" svg:height="1.998cm" svg:x="18.542cm" svg:y="4.185cm">
          <text:p text:style-name="P12"><text:span text:style-name="T3">OAuth</text:span></text:p>
          <text:p text:style-name="P12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794cm" svg:height="0.799cm" svg:x="18.542cm" svg:y="7.383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2.286cm" svg:y="7.708cm">
          <text:p text:style-name="P12"><text:span text:style-name="T3">Api UDM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2.286cm" svg:y="11.083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064cm" svg:height="3.556cm" svg:x="23.87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3.556cm" svg:height="0.977cm" svg:x="24.13cm" svg:y="6.604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.048cm" svg:height="1.778cm" svg:x="24.384cm" svg:y="4.572cm">
          <text:p text:style-name="P12"><text:span text:style-name="T4">NoSQL/P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15" draw:layer="layout" svg:width="4.318cm" svg:height="1.27cm" svg:x="5.842cm" svg:y="3.81cm">
          <text:p text:style-name="P12"><text:span text:style-name="T4">Mobile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8" draw:text-style-name="P16" draw:layer="layout" svg:x1="23.622cm" svg:y1="5.842cm" svg:x2="21.59cm" svg:y2="5.842cm">
          <text:p/>
        </draw:line>
        <draw:custom-shape draw:style-name="gr29" draw:text-style-name="P11" draw:layer="layout" svg:width="13.97cm" svg:height="3.556cm" svg:x="1.778cm" svg:y="13.2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2.573cm" svg:height="0.977cm" svg:x="2.667cm" svg:y="13.462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5.588cm" svg:height="1.778cm" svg:x="2.794cm" svg:y="14.732cm">
          <text:p text:style-name="P12"><text:span text:style-name="T4">Postgre</text:span></text:p>
          <text:p text:style-name="P12"><text:span text:style-name="T4">View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2" draw:layer="layout" svg:width="5.588cm" svg:height="1.778cm" svg:x="9.652cm" svg:y="14.732cm">
          <text:p text:style-name="P12"><text:span text:style-name="T4">Postgre</text:span></text:p>
          <text:p text:style-name="P12"><text:span text:style-name="T4">Operatio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4" draw:layer="layout" svg:width="13.97cm" svg:height="1.27cm" svg:x="1.524cm" svg:y="5.334cm">
          <text:p text:style-name="P12"><text:span text:style-name="T3">Load Balanc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302cm" svg:height="4.826cm" svg:x="6.858cm" svg:y="7.3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7.112cm" svg:y="10.083cm">
          <text:p text:style-name="P12"><text:span text:style-name="T3">GO lang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7.112cm" svg:y="7.762cm">
          <text:p text:style-name="P12"><text:span text:style-name="T3">MySAPK</text:span></text:p>
          <text:p text:style-name="P12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7.112cm" svg:y="11.137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7.112cm" svg:y="7.762cm">
          <text:p text:style-name="P12"><text:span text:style-name="T3">Api UDM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7.112cm" svg:y="11.137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302cm" svg:height="4.826cm" svg:x="11.938cm" svg:y="7.3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12.192cm" svg:y="10.029cm">
          <text:p text:style-name="P12"><text:span text:style-name="T3">GO lang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12.192cm" svg:y="7.708cm">
          <text:p text:style-name="P12"><text:span text:style-name="T3">MySAPK</text:span></text:p>
          <text:p text:style-name="P12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12.192cm" svg:y="11.083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12.192cm" svg:y="7.708cm">
          <text:p text:style-name="P12"><text:span text:style-name="T3">Api UDM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12.192cm" svg:y="11.083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line draw:style-name="gr33" draw:text-style-name="P16" draw:layer="layout" svg:x1="3.81cm" svg:y1="7.112cm" svg:x2="7.874cm" svg:y2="6.604cm">
          <text:p/>
        </draw:line>
        <draw:line draw:style-name="gr33" draw:text-style-name="P16" draw:layer="layout" svg:x1="8.128cm" svg:y1="7.366cm" svg:x2="8.128cm" svg:y2="6.35cm">
          <text:p/>
        </draw:line>
        <draw:line draw:style-name="gr33" draw:text-style-name="P16" draw:layer="layout" svg:x1="8.382cm" svg:y1="6.604cm" svg:x2="13.97cm" svg:y2="7.112cm">
          <text:p/>
        </draw:line>
        <draw:line draw:style-name="gr34" draw:text-style-name="P16" draw:layer="layout" svg:x1="15.494cm" svg:y1="5.842cm" svg:x2="18.288cm" svg:y2="5.842cm">
          <text:p/>
        </draw:line>
        <draw:line draw:style-name="gr33" draw:text-style-name="P16" draw:layer="layout" svg:x1="3.81cm" svg:y1="12.192cm" svg:x2="8.128cm" svg:y2="13.208cm">
          <text:p/>
        </draw:line>
        <draw:line draw:style-name="gr33" draw:text-style-name="P16" draw:layer="layout" svg:x1="8.382cm" svg:y1="12.192cm" svg:x2="8.382cm" svg:y2="13.208cm">
          <text:p/>
        </draw:line>
        <draw:line draw:style-name="gr33" draw:text-style-name="P16" draw:layer="layout" svg:x1="13.716cm" svg:y1="12.192cm" svg:x2="8.382cm" svg:y2="13.208cm">
          <text:p/>
        </draw:line>
        <draw:custom-shape draw:style-name="gr35" draw:text-style-name="P15" draw:layer="layout" svg:width="5.588cm" svg:height="1.778cm" svg:x="18.288cm" svg:y="18.034cm">
          <text:p text:style-name="P15"><text:span text:style-name="T4">Queue </text:span></text:p>
          <text:p text:style-name="P15"><text:span text:style-name="T4">System</text:span></text:p>
          <draw:enhanced-geometry svg:viewBox="0 0 21600 21600" draw:type="rectangle" draw:enhanced-path="M 0 0 L 21600 0 21600 21600 0 21600 0 0 Z N"/>
        </draw:custom-shape>
        <draw:line draw:style-name="gr33" draw:text-style-name="P16" draw:layer="layout" svg:x1="16.764cm" svg:y1="18.796cm" svg:x2="18.288cm" svg:y2="18.796cm">
          <text:p/>
        </draw:line>
        <draw:custom-shape draw:style-name="gr36" draw:text-style-name="P11" draw:layer="layout" svg:width="14.732cm" svg:height="2.032cm" svg:x="2.032cm" svg:y="17.7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2.954cm" svg:height="1.524cm" svg:x="3.048cm" svg:y="18.034cm">
          <text:p text:style-name="P12">Verifikasi Sistem</text:p>
          <draw:enhanced-geometry svg:viewBox="0 0 21600 21600" draw:type="rectangle" draw:enhanced-path="M 0 0 L 21600 0 21600 21600 0 21600 0 0 Z N"/>
        </draw:custom-shape>
        <draw:line draw:style-name="gr34" draw:text-style-name="P16" draw:layer="layout" svg:x1="9.144cm" svg:y1="16.764cm" svg:x2="9.144cm" svg:y2="17.78cm">
          <text:p/>
        </draw:line>
        <draw:custom-shape draw:style-name="gr38" draw:text-style-name="P14" draw:layer="layout" svg:width="2.794cm" svg:height="1.172cm" svg:x="21.082cm" svg:y="14.478cm">
          <text:p text:style-name="P12"><text:span text:style-name="T3">Worker 1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2.794cm" svg:height="1.172cm" svg:x="21.082cm" svg:y="15.846cm">
          <text:p text:style-name="P12"><text:span text:style-name="T3">Worker n</text:span></text:p>
          <draw:enhanced-geometry svg:viewBox="0 0 21600 21600" draw:type="rectangle" draw:enhanced-path="M 0 0 L 21600 0 21600 21600 0 21600 0 0 Z N"/>
        </draw:custom-shape>
        <draw:line draw:style-name="gr34" draw:text-style-name="P16" draw:layer="layout" svg:x1="26.162cm" svg:y1="15.24cm" svg:x2="23.876cm" svg:y2="15.24cm">
          <text:p/>
        </draw:line>
        <draw:line draw:style-name="gr34" draw:text-style-name="P16" draw:layer="layout" svg:x1="24.892cm" svg:y1="16.256cm" svg:x2="23.876cm" svg:y2="16.256cm">
          <text:p/>
        </draw:line>
        <draw:line draw:style-name="gr34" draw:text-style-name="P16" draw:layer="layout" svg:x1="21.082cm" svg:y1="15.24cm" svg:x2="15.748cm" svg:y2="15.24cm">
          <text:p/>
        </draw:line>
        <draw:line draw:style-name="gr34" draw:text-style-name="P16" draw:layer="layout" svg:x1="21.082cm" svg:y1="16.256cm" svg:x2="15.748cm" svg:y2="16.256cm">
          <text:p/>
        </draw:line>
        <draw:custom-shape draw:style-name="gr39" draw:text-style-name="P17" draw:layer="layout" svg:width="3.556cm" svg:height="1.778cm" svg:x="23.876cm" svg:y="18.034cm">
          <text:p text:style-name="P15"><text:span text:style-name="T4">End of Queue</text:span></text:p>
          <draw:enhanced-geometry svg:viewBox="0 0 21600 21600" draw:type="rectangle" draw:enhanced-path="M 0 0 L 21600 0 21600 21600 0 21600 0 0 Z N"/>
        </draw:custom-shape>
        <draw:line draw:style-name="gr40" draw:text-style-name="P16" draw:layer="layout" svg:x1="24.892cm" svg:y1="16.256cm" svg:x2="24.892cm" svg:y2="18.034cm">
          <text:p/>
        </draw:line>
        <draw:line draw:style-name="gr40" draw:text-style-name="P16" draw:layer="layout" svg:x1="26.162cm" svg:y1="15.24cm" svg:x2="26.162cm" svg:y2="18.034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Mobile Application</text:p>
          </draw:text-box>
        </draw:frame>
        <draw:frame presentation:style-name="pr5" draw:layer="layout" svg:width="27.34cm" svg:height="16.347cm" svg:x="0.252cm" svg:y="3.556cm" presentation:class="outline" presentation:user-transformed="true">
          <draw:text-box>
            <text:list text:style-name="L2">
              <text:list-item>
                <text:p>Fungsi: </text:p>
                <text:list>
                  <text:list-item>
                    <text:p>Front End Application </text:p>
                  </text:list-item>
                  <text:list-item>
                    <text:p>Notifikasi</text:p>
                  </text:list-item>
                </text:list>
              </text:list-item>
              <text:list-item>
                <text:p>Api Master:</text:p>
                <text:list>
                  <text:list-item>
                    <text:p>Unor → dilakukan pencarian minimal dengan 3 karakter</text:p>
                  </text:list-item>
                </text:list>
              </text:list-item>
              <text:list-item>
                <text:p>Lokal Database:</text:p>
                <text:list>
                  <text:list-item>
                    <text:p>Instansi</text:p>
                  </text:list-item>
                  <text:list-item>
                    <text:p>Eselon</text:p>
                  </text:list-item>
                  <text:list-item>
                    <text:p>Jabatan Fungsional</text:p>
                  </text:list-item>
                  <text:list-item>
                    <text:p>Jabatan Fungsional Umum</text:p>
                  </text:list-item>
                  <text:list-item>
                    <text:p>Kompetensi</text:p>
                  </text:list-item>
                  <text:list-item>
                    <text:p>Satuan kerja</text:p>
                  </text:list-item>
                  <text:list-item>
                    <text:p>Jenis Kursus</text:p>
                  </text:list-item>
                  <text:list-item>
                    <text:p>Pendidikan</text:p>
                  </text:list-item>
                  <text:list-item>
                    <text:p>Jenis Har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API UDM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Bertugas untuk menangani seluruh request dari mobile dan data mas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Verifikasi UDM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Bertugas untuk melakukan verifikasi dari usulan yang disampaikan melalui mobile dan mengesahkan melalui aplikasi web</text:p>
              </text:list-item>
              <text:list-item>
                <text:p>Fungsi:</text:p>
                <text:list>
                  <text:list-item>
                    <text:p>Melalukan input ke tabel riwayat</text:p>
                  </text:list-item>
                  <text:list-item>
                    <text:p>Melakukan sinkronisasi dengan que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Queue System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System yang bertugas untuk menampung seluruh request dari sistem kemudian menyampaikan ke worker-worker yang telah disediak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14.57cm" svg:height="6.476cm" svg:x="5.75cm" svg:y="6.858cm" presentation:class="title" presentation:user-transformed="true">
          <draw:text-box>
            <text:p><text:span text:style-name="T1">Qu</text:span><text:span text:style-name="T1">eue </text:span><text:span text:style-name="T1">Ma</text:span><text:span text:style-name="T1">nag</text:span><text:span text:style-name="T1">em</text:span><text:span text:style-name="T1">net </text:span><text:span text:style-name="T1">Sys</text:span><text:span text:style-name="T1">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Database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Requirement:</text:p>
                <text:list>
                  <text:list-item>
                    <text:p>Setiap tabel riwayat memiliki status_sinkron</text:p>
                  </text:list-item>
                  <text:list-item>
                    <text:p>Status_sinkron terbagi menjadi beberapa tahapan:</text:p>
                    <text:list>
                      <text:list-item>
                        <text:p>0 → belum sinkron</text:p>
                      </text:list-item>
                      <text:list-item>
                        <text:p>1 → sedang sinkron</text:p>
                      </text:list-item>
                      <text:list-item>
                        <text:p>2 → telah sinkron</text:p>
                      </text:list-item>
                    </text:list>
                  </text:list-item>
                </text:list>
              </text:list-item>
              <text:list-item>
                <text:p>Mekanisme:</text:p>
                <text:list>
                  <text:list-item>
                    <text:p>Insert data pertama kali pada tabel riwayat akan membuat tabel riwayat memiliki status sinkron 0</text:p>
                  </text:list-item>
                  <text:list-item>
                    <text:p>Setelah dikirim ke queue ubah menjadi 1</text:p>
                  </text:list-item>
                  <text:list-item>
                    <text:p>Setelah worker bekerja dan melakukan sinkronisasi maka update status_sinkron menjadi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1. Verifikasi UDM</text:p>
          </draw:text-box>
        </draw:frame>
        <draw:frame presentation:style-name="pr5" draw:layer="layout" svg:width="27.34cm" svg:height="15.077cm" svg:x="0.252cm" svg:y="4.826cm" presentation:class="outline" presentation:user-transformed="true">
          <draw:text-box>
            <text:list text:style-name="L2">
              <text:list-item>
                <text:p>Requirement:</text:p>
                <text:list>
                  <text:list-item>
                    <text:p>Terdapat 7 channel untuk sinkronisasi</text:p>
                    <text:list>
                      <text:list-item>
                        <text:p>Message yang dikirimkan:</text:p>
                        <text:list>
                          <text:list-item>
                            <text:p>UUID dari masing-masing tabel</text:p>
                          </text:list-item>
                        </text:list>
                      </text:list-item>
                      <text:list-item>
                        <text:p>Channel:</text:p>
                        <text:list>
                          <text:list-item>
                            <text:p>rw_jabatan</text:p>
                          </text:list-item>
                          <text:list-item>
                            <text:p>rw_pendidikan</text:p>
                          </text:list-item>
                          <text:list-item>
                            <text:p>rw_kursus</text:p>
                          </text:list-item>
                          <text:list-item>
                            <text:p>rw_penghargaan</text:p>
                          </text:list-item>
                          <text:list-item>
                            <text:p>rw_diklat</text:p>
                          </text:list-item>
                          <text:list-item>
                            <text:p>rw_prestasi</text:p>
                          </text:list-item>
                          <text:list-item>
                            <text:p>rw_sk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618cm" svg:height="3.727cm" svg:x="1.306cm" svg:y="0.732cm" presentation:class="title" presentation:user-transformed="true">
          <draw:text-box>
            <text:p>1. Verifikasi UDM<text:line-break/>(Bisnis Proses) </text:p>
          </draw:text-box>
        </draw:frame>
        <draw:custom-shape draw:style-name="gr41" draw:text-style-name="P3" xml:id="id1" draw:id="id1" draw:layer="layout" svg:width="12.954cm" svg:height="2.794cm" svg:x="1.778cm" svg:y="6.35cm">
          <text:p text:style-name="P3">Verifikasi UDM</text:p>
          <draw:enhanced-geometry svg:viewBox="0 0 21600 21600" draw:type="rectangle" draw:enhanced-path="M 0 0 L 21600 0 21600 21600 0 21600 0 0 Z N"/>
        </draw:custom-shape>
        <draw:custom-shape draw:style-name="gr42" draw:text-style-name="P3" xml:id="id2" draw:id="id2" draw:layer="layout" svg:width="3.302cm" svg:height="3.048cm" svg:x="22.352cm" svg:y="5.842cm">
          <text:p text:style-name="P3">rw_jabata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4" draw:text-style-name="P18" draw:layer="layout" svg:x1="14.732cm" svg:y1="7.874cm" svg:x2="22.352cm" svg:y2="7.874cm">
          <text:p/>
        </draw:line>
        <draw:frame draw:style-name="gr43" draw:text-style-name="P19" draw:layer="layout" svg:width="3.914cm" svg:height="1.775cm" svg:x="15.24cm" svg:y="6.201cm">
          <draw:text-box>
            <text:p text:style-name="P3"><text:span text:style-name="T5">Status_sinkr</text:span><text:span text:style-name="T5">on =0</text:span></text:p>
            <text:p text:style-name="P3"><text:span text:style-name="T5">+</text:span></text:p>
            <text:p text:style-name="P3"><text:span text:style-name="T5">Data Rw </text:span><text:span text:style-name="T5">Jabatan</text:span></text:p>
          </draw:text-box>
        </draw:frame>
        <draw:custom-shape draw:style-name="gr44" draw:text-style-name="P3" draw:layer="layout" svg:width="12.954cm" svg:height="2.286cm" svg:x="2.032cm" svg:y="11.684cm">
          <text:p text:style-name="P3">Queue System</text:p>
          <text:p text:style-name="P3">rw_jabatan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4.572cm" svg:height="3.048cm" svg:x="23.114cm" svg:y="11.938cm">
          <text:p text:style-name="P3">Postgre</text:p>
          <text:p text:style-name="P3">de_rw_jabata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2" draw:text-style-name="P3" draw:layer="layout" svg:width="3.302cm" svg:height="3.048cm" svg:x="22.86cm" svg:y="15.748cm">
          <text:p text:style-name="P3">Oracle</text:p>
          <text:p text:style-name="P3">rw_jabata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4" draw:text-style-name="P18" draw:layer="layout" draw:line-skew="0.768cm" svg:x1="8.255cm" svg:y1="9.144cm" svg:x2="24.003cm" svg:y2="8.89cm" draw:start-shape="id1" draw:end-shape="id2" draw:end-glue-point="7" svg:d="M8255 9144v1269h15748v-1523" svg:viewBox="0 0 15749 1524">
          <text:p/>
        </draw:connector>
        <draw:line draw:style-name="gr34" draw:text-style-name="P18" draw:layer="layout" svg:x1="8.128cm" svg:y1="9.144cm" svg:x2="8.128cm" svg:y2="11.684cm">
          <text:p/>
        </draw:line>
        <draw:frame draw:style-name="gr46" draw:text-style-name="P19" draw:layer="layout" svg:width="5.404cm" svg:height="0.759cm" svg:x="13.612cm" svg:y="9.652cm">
          <draw:text-box>
            <text:p text:style-name="P3"><text:span text:style-name="T5">Update </text:span><text:span text:style-name="T5">Status_sinkr</text:span><text:span text:style-name="T5">on =0</text:span></text:p>
          </draw:text-box>
        </draw:frame>
        <draw:frame draw:style-name="gr47" draw:text-style-name="P19" draw:layer="layout" svg:width="2.032cm" svg:height="1.199cm" svg:x="6.604cm" svg:y="9.723cm">
          <draw:text-box>
            <text:p text:style-name="P3"><text:span text:style-name="T5">Uuid</text:span></text:p>
          </draw:text-box>
        </draw:frame>
        <draw:custom-shape draw:style-name="gr48" draw:text-style-name="P3" draw:layer="layout" svg:width="4.826cm" svg:height="2.286cm" svg:x="11.43cm" svg:y="16.256cm">
          <text:p text:style-name="P3">Worker</text:p>
          <text:p text:style-name="P3">(1...n)</text:p>
          <draw:enhanced-geometry svg:viewBox="0 0 21600 21600" draw:type="rectangle" draw:enhanced-path="M 0 0 L 21600 0 21600 21600 0 21600 0 0 Z N"/>
        </draw:custom-shape>
        <draw:line draw:style-name="gr34" draw:text-style-name="P18" draw:layer="layout" svg:x1="8.382cm" svg:y1="13.97cm" svg:x2="13.97cm" svg:y2="16.256cm">
          <text:p/>
        </draw:line>
        <draw:line draw:style-name="gr34" draw:text-style-name="P18" draw:layer="layout" svg:x1="16.256cm" svg:y1="17.78cm" svg:x2="23.114cm" svg:y2="13.462cm">
          <text:p/>
        </draw:line>
        <draw:line draw:style-name="gr34" draw:text-style-name="P18" draw:layer="layout" svg:x1="16.256cm" svg:y1="17.78cm" svg:x2="23.114cm" svg:y2="17.272cm">
          <text:p/>
        </draw:line>
        <draw:line draw:style-name="gr34" draw:text-style-name="P18" draw:layer="layout" svg:x1="16.256cm" svg:y1="17.78cm" svg:x2="23.114cm" svg:y2="8.636cm">
          <text:p/>
        </draw:line>
        <draw:frame draw:style-name="gr49" draw:text-style-name="P20" draw:layer="layout" svg:width="3.072cm" svg:height="1.097cm" svg:x="16.256cm" svg:y="12.7cm">
          <draw:text-box>
            <text:p text:style-name="P3"><text:span text:style-name="T2">Update </text:span></text:p>
            <text:p text:style-name="P3"><text:span text:style-name="T2">status </text:span><text:span text:style-name="T2">sinkron=1</text:span></text:p>
          </draw:text-box>
        </draw:frame>
        <draw:frame draw:style-name="gr50" draw:text-style-name="P20" draw:layer="layout" svg:width="3.288cm" svg:height="1.097cm" svg:x="18.542cm" svg:y="17.78cm">
          <draw:text-box>
            <text:p text:style-name="P3"><text:span text:style-name="T2">Inser/Update </text:span></text:p>
            <text:p text:style-name="P3"><text:span text:style-name="T2">Data Rw </text:span><text:span text:style-name="T2">_jabatan</text:span></text:p>
          </draw:text-box>
        </draw:frame>
        <draw:frame draw:style-name="gr51" draw:text-style-name="P20" draw:layer="layout" svg:width="3.736cm" svg:height="1.097cm" svg:x="19.318cm" svg:y="15.494cm">
          <draw:text-box>
            <text:p text:style-name="P3"><text:span text:style-name="T2">Inser/Update </text:span></text:p>
            <text:p text:style-name="P3"><text:span text:style-name="T2">Data de_rw </text:span><text:span text:style-name="T2">_jabat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2. Oracle to Postgre dari SAPK</text:p>
          </draw:text-box>
        </draw:frame>
        <draw:frame presentation:style-name="pr5" draw:layer="layout" svg:width="27.34cm" svg:height="15.077cm" svg:x="0.252cm" svg:y="4.826cm" presentation:class="outline" presentation:user-transformed="true">
          <draw:text-box>
            <text:list text:style-name="L2">
              <text:list-item>
                <text:p>Requirement:</text:p>
                <text:list>
                  <text:list-item>
                    <text:p>Terdapat n channel untuk sinkronisasi</text:p>
                    <text:list>
                      <text:list-item>
                        <text:p>Message yang dikirimkan:</text:p>
                        <text:list>
                          <text:list-item>
                            <text:p>UUID dari masing-masing tabel</text:p>
                          </text:list-item>
                        </text:list>
                      </text:list-item>
                      <text:list-item>
                        <text:p>Channel:</text:p>
                        <text:list>
                          <text:list-item>
                            <text:p>rw_jabatan</text:p>
                          </text:list-item>
                          <text:list-item>
                            <text:p>rw_pendidikan</text:p>
                          </text:list-item>
                          <text:list-item>
                            <text:p>rw_kursus</text:p>
                          </text:list-item>
                          <text:list-item>
                            <text:p>rw_penghargaan</text:p>
                          </text:list-item>
                          <text:list-item>
                            <text:p>rw_diklat</text:p>
                          </text:list-item>
                          <text:list-item>
                            <text:p>rw_prestasi</text:p>
                          </text:list-item>
                          <text:list-item>
                            <text:p>rw_sk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618cm" svg:height="3.727cm" svg:x="1.306cm" svg:y="0.732cm" presentation:class="title" presentation:user-transformed="true">
          <draw:text-box>
            <text:p>2. Oracle To Postres<text:line-break/>(Bisnis Proses) </text:p>
          </draw:text-box>
        </draw:frame>
        <draw:custom-shape draw:style-name="gr41" draw:text-style-name="P3" xml:id="id3" draw:id="id3" draw:layer="layout" svg:width="12.954cm" svg:height="2.794cm" svg:x="1.778cm" svg:y="6.35cm">
          <text:p text:style-name="P3">SAPK</text:p>
          <draw:enhanced-geometry svg:viewBox="0 0 21600 21600" draw:type="rectangle" draw:enhanced-path="M 0 0 L 21600 0 21600 21600 0 21600 0 0 Z N"/>
        </draw:custom-shape>
        <draw:custom-shape draw:style-name="gr42" draw:text-style-name="P3" xml:id="id4" draw:id="id4" draw:layer="layout" svg:width="3.302cm" svg:height="3.048cm" svg:x="22.352cm" svg:y="5.842cm">
          <text:p text:style-name="P3">Oracle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4" draw:text-style-name="P18" draw:layer="layout" svg:x1="14.732cm" svg:y1="7.874cm" svg:x2="22.352cm" svg:y2="7.874cm">
          <text:p/>
        </draw:line>
        <draw:frame draw:style-name="gr43" draw:text-style-name="P19" draw:layer="layout" svg:width="3.914cm" svg:height="1.775cm" svg:x="15.24cm" svg:y="6.201cm">
          <draw:text-box>
            <text:p text:style-name="P3"><text:span text:style-name="T5">Status_sinkron </text:span><text:span text:style-name="T5">=0</text:span></text:p>
            <text:p text:style-name="P3"><text:span text:style-name="T5">+</text:span></text:p>
            <text:p text:style-name="P3"><text:span text:style-name="T5">Data Rw </text:span><text:span text:style-name="T5">Jabatan</text:span></text:p>
          </draw:text-box>
        </draw:frame>
        <draw:custom-shape draw:style-name="gr44" draw:text-style-name="P3" draw:layer="layout" svg:width="12.954cm" svg:height="2.286cm" svg:x="2.032cm" svg:y="11.684cm">
          <text:p text:style-name="P3">Queue System</text:p>
          <text:p text:style-name="P3">rw_jabatan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4.572cm" svg:height="3.048cm" svg:x="23.114cm" svg:y="11.938cm">
          <text:p text:style-name="P3"/>
          <text:p text:style-name="P3">de_rw_jabata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2" draw:text-style-name="P3" draw:layer="layout" svg:width="3.302cm" svg:height="3.048cm" svg:x="22.86cm" svg:y="15.748cm">
          <text:p text:style-name="P3"/>
          <text:p text:style-name="P3">rw_jabata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4" draw:text-style-name="P18" draw:layer="layout" draw:line-skew="0.768cm" svg:x1="8.255cm" svg:y1="9.144cm" svg:x2="24.003cm" svg:y2="8.89cm" draw:start-shape="id3" draw:end-shape="id4" draw:end-glue-point="7" svg:d="M8255 9144v1269h15748v-1523" svg:viewBox="0 0 15749 1524">
          <text:p/>
        </draw:connector>
        <draw:line draw:style-name="gr34" draw:text-style-name="P18" draw:layer="layout" svg:x1="8.128cm" svg:y1="9.144cm" svg:x2="8.128cm" svg:y2="11.684cm">
          <text:p/>
        </draw:line>
        <draw:frame draw:style-name="gr46" draw:text-style-name="P19" draw:layer="layout" svg:width="5.404cm" svg:height="0.759cm" svg:x="13.612cm" svg:y="9.652cm">
          <draw:text-box>
            <text:p text:style-name="P3"><text:span text:style-name="T5">Update </text:span><text:span text:style-name="T5">Status_sinkron </text:span><text:span text:style-name="T5">=0</text:span></text:p>
          </draw:text-box>
        </draw:frame>
        <draw:frame draw:style-name="gr47" draw:text-style-name="P19" draw:layer="layout" svg:width="2.032cm" svg:height="1.199cm" svg:x="6.604cm" svg:y="9.723cm">
          <draw:text-box>
            <text:p text:style-name="P3"><text:span text:style-name="T5">Uuid</text:span></text:p>
          </draw:text-box>
        </draw:frame>
        <draw:custom-shape draw:style-name="gr48" draw:text-style-name="P3" draw:layer="layout" svg:width="4.826cm" svg:height="2.286cm" svg:x="11.43cm" svg:y="16.256cm">
          <text:p text:style-name="P3">Worker</text:p>
          <text:p text:style-name="P3">(1...n)</text:p>
          <draw:enhanced-geometry svg:viewBox="0 0 21600 21600" draw:type="rectangle" draw:enhanced-path="M 0 0 L 21600 0 21600 21600 0 21600 0 0 Z N"/>
        </draw:custom-shape>
        <draw:line draw:style-name="gr34" draw:text-style-name="P18" draw:layer="layout" svg:x1="8.382cm" svg:y1="13.97cm" svg:x2="13.97cm" svg:y2="16.256cm">
          <text:p/>
        </draw:line>
        <draw:line draw:style-name="gr34" draw:text-style-name="P18" draw:layer="layout" svg:x1="16.256cm" svg:y1="17.78cm" svg:x2="23.114cm" svg:y2="13.462cm">
          <text:p/>
        </draw:line>
        <draw:line draw:style-name="gr34" draw:text-style-name="P18" draw:layer="layout" svg:x1="16.256cm" svg:y1="17.78cm" svg:x2="23.114cm" svg:y2="17.272cm">
          <text:p/>
        </draw:line>
        <draw:line draw:style-name="gr34" draw:text-style-name="P18" draw:layer="layout" svg:x1="16.256cm" svg:y1="17.78cm" svg:x2="23.114cm" svg:y2="8.636cm">
          <text:p/>
        </draw:line>
        <draw:frame draw:style-name="gr49" draw:text-style-name="P20" draw:layer="layout" svg:width="3.072cm" svg:height="1.097cm" svg:x="16.256cm" svg:y="12.7cm">
          <draw:text-box>
            <text:p text:style-name="P3"><text:span text:style-name="T2">Update </text:span></text:p>
            <text:p text:style-name="P3"><text:span text:style-name="T2">status sinkron=1</text:span></text:p>
          </draw:text-box>
        </draw:frame>
        <draw:frame draw:style-name="gr50" draw:text-style-name="P20" draw:layer="layout" svg:width="3.288cm" svg:height="1.097cm" svg:x="18.542cm" svg:y="17.78cm">
          <draw:text-box>
            <text:p text:style-name="P3"><text:span text:style-name="T2">Inser/Update </text:span></text:p>
            <text:p text:style-name="P3"><text:span text:style-name="T2">Data Rw _jabatan</text:span></text:p>
          </draw:text-box>
        </draw:frame>
        <draw:frame draw:style-name="gr51" draw:text-style-name="P20" draw:layer="layout" svg:width="3.736cm" svg:height="1.097cm" svg:x="19.318cm" svg:y="15.494cm">
          <draw:text-box>
            <text:p text:style-name="P3"><text:span text:style-name="T2">Inser/Update </text:span></text:p>
            <text:p text:style-name="P3"><text:span text:style-name="T2">Data de_rw </text:span><text:span text:style-name="T2">_jabat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52" draw:text-style-name="P21" draw:layer="layout" svg:width="10.16cm" svg:height="3.81cm" svg:x="0cm" svg:y="16.00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10.16cm" svg:height="2.032cm" svg:x="17.526cm" svg:y="18.03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9.906cm" svg:height="11.43cm" svg:x="0cm" svg:y="4.57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9.906cm" svg:height="11.43cm" svg:x="3.81cm" svg:y="4.57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4.572cm" svg:height="13.208cm" svg:x="13.97cm" svg:y="4.57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8.636cm" svg:height="9.652cm" svg:x="18.796cm" svg:y="8.128cm">
          <text:p/>
          <draw:enhanced-geometry svg:viewBox="0 0 21600 21600" draw:type="rectangle" draw:enhanced-path="M 0 0 L 21600 0 21600 21600 0 21600 0 0 Z N"/>
        </draw:custom-shape>
        <draw:line draw:style-name="gr57" draw:text-style-name="P16" draw:layer="layout" svg:x1="7.112cm" svg:y1="5.842cm" svg:x2="23.114cm" svg:y2="5.842cm">
          <text:p/>
        </draw:line>
        <draw:custom-shape draw:style-name="gr17" draw:text-style-name="P11" draw:layer="layout" svg:width="3.302cm" svg:height="4.826cm" svg:x="0.508cm" svg:y="5.0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4.478cm" svg:height="3.727cm" svg:x="12.446cm" svg:y="0.732cm" presentation:class="title" presentation:user-transformed="true">
          <draw:text-box>
            <text:p>Pembagian tugas</text:p>
          </draw:text-box>
        </draw:frame>
        <draw:custom-shape draw:style-name="gr18" draw:text-style-name="P13" draw:layer="layout" svg:width="2.794cm" svg:height="0.844cm" svg:x="0.762cm" svg:y="7.797cm">
          <text:p text:style-name="P12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0.762cm" svg:y="5.476cm">
          <text:p text:style-name="P12"><text:span text:style-name="T3">MySAPK</text:span></text:p>
          <text:p text:style-name="P12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3.048cm" svg:height="1.524cm" svg:x="2.032cm" svg:y="2.286cm">
          <text:p text:style-name="P12"><text:span text:style-name="T3">Load</text:span></text:p>
          <text:p text:style-name="P12"><text:span text:style-name="T3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2.794cm" svg:height="0.844cm" svg:x="0.762cm" svg:y="8.851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7.366cm" svg:height="3.556cm" svg:x="10.16cm" svg:y="16.25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3" draw:layer="layout" svg:width="6.858cm" svg:height="0.977cm" svg:x="10.414cm" svg:y="18.542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3.048cm" svg:height="1.524cm" svg:x="21.59cm" svg:y="6.35cm">
          <text:p text:style-name="P12"><text:span text:style-name="T3">Load</text:span></text:p>
          <text:p text:style-name="P12"><text:span text:style-name="T3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3.048cm" svg:height="1.778cm" svg:x="13.97cm" svg:y="16.51cm">
          <text:p text:style-name="P12"><text:span text:style-name="T4">PG-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1" draw:layer="layout" svg:width="3.302cm" svg:height="4.57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794cm" svg:height="0.8cm" svg:x="19.558cm" svg:y="10.956cm">
          <text:p text:style-name="P12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94cm" svg:height="1.998cm" svg:x="19.558cm" svg:y="8.757cm">
          <text:p text:style-name="P12"><text:span text:style-name="T3">OAuth</text:span></text:p>
          <text:p text:style-name="P12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794cm" svg:height="0.799cm" svg:x="19.558cm" svg:y="11.955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0.762cm" svg:y="7.797cm">
          <text:p text:style-name="P12"><text:span text:style-name="T3">NodeJ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0.762cm" svg:y="5.476cm">
          <text:p text:style-name="P12"><text:span text:style-name="T3">Retrieval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0.762cm" svg:y="8.851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302cm" svg:height="4.572cm" svg:x="23.622cm" svg:y="8.3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794cm" svg:height="0.8cm" svg:x="23.876cm" svg:y="10.956cm">
          <text:p text:style-name="P12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94cm" svg:height="1.998cm" svg:x="23.876cm" svg:y="8.757cm">
          <text:p text:style-name="P12"><text:span text:style-name="T3">OAuth</text:span></text:p>
          <text:p text:style-name="P12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794cm" svg:height="0.799cm" svg:x="23.876cm" svg:y="11.955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064cm" svg:height="3.556cm" svg:x="20.828cm" svg:y="13.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3.556cm" svg:height="0.977cm" svg:x="21.082cm" svg:y="16.256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.048cm" svg:height="1.778cm" svg:x="21.336cm" svg:y="14.224cm">
          <text:p text:style-name="P12"><text:span text:style-name="T4">NoSQL/P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1" draw:text-style-name="P11" draw:layer="layout" svg:width="5.588cm" svg:height="7.874cm" svg:x="8.128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8.382cm" svg:y="7.754cm">
          <text:p text:style-name="P12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8.382cm" svg:y="5.433cm">
          <text:p text:style-name="P12"><text:span text:style-name="T3">MySAPK</text:span></text:p>
          <text:p text:style-name="P12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8.382cm" svg:y="8.808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8.382cm" svg:y="7.754cm">
          <text:p text:style-name="P12"><text:span text:style-name="T3">NodeJS/Go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8.382cm" svg:y="5.433cm">
          <text:p text:style-name="P12"><text:span text:style-name="T3">Submi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5.08cm" svg:height="0.844cm" svg:x="8.382cm" svg:y="8.808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302cm" svg:height="4.826cm" svg:x="14.732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14.986cm" svg:y="7.797cm">
          <text:p text:style-name="P12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14.986cm" svg:y="5.476cm">
          <text:p text:style-name="P12"><text:span text:style-name="T3">MySAPK</text:span></text:p>
          <text:p text:style-name="P12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14.986cm" svg:y="8.851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14.986cm" svg:y="7.797cm">
          <text:p text:style-name="P12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14.986cm" svg:y="5.476cm">
          <text:p text:style-name="P12"><text:span text:style-name="T3">UDM</text:span></text:p>
          <text:p text:style-name="P12"><text:span text:style-name="T3">MySAPK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14.986cm" svg:y="8.851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23.114cm" svg:y1="7.874cm" svg:x2="20.828cm" svg:y2="8.89cm">
          <text:p/>
        </draw:line>
        <draw:line draw:style-name="gr28" draw:text-style-name="P16" draw:layer="layout" svg:x1="23.114cm" svg:y1="7.874cm" svg:x2="25.4cm" svg:y2="8.89cm">
          <text:p/>
        </draw:line>
        <draw:line draw:style-name="gr28" draw:text-style-name="P16" draw:layer="layout" svg:x1="22.86cm" svg:y1="13.97cm" svg:x2="21.082cm" svg:y2="12.954cm">
          <text:p/>
        </draw:line>
        <draw:line draw:style-name="gr28" draw:text-style-name="P16" draw:layer="layout" svg:x1="22.86cm" svg:y1="13.97cm" svg:x2="24.638cm" svg:y2="12.954cm">
          <text:p/>
        </draw:line>
        <draw:custom-shape draw:style-name="gr63" draw:text-style-name="P13" draw:layer="layout" svg:width="2.032cm" svg:height="0.844cm" svg:x="11.43cm" svg:y="6.604cm">
          <text:p text:style-name="P12"><text:span text:style-name="T3">Daemon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draw:layer="layout" svg:width="2.032cm" svg:height="0.844cm" svg:x="11.43cm" svg:y="7.792cm">
          <text:p text:style-name="P12"><text:span text:style-name="T3">Queue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3.302cm" svg:height="7.874cm" svg:x="0.508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0.762cm" svg:y="7.797cm">
          <text:p text:style-name="P12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0.762cm" svg:y="5.476cm">
          <text:p text:style-name="P12"><text:span text:style-name="T3">MySAPK</text:span></text:p>
          <text:p text:style-name="P12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0.762cm" svg:y="8.851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0.762cm" svg:y="7.797cm">
          <text:p text:style-name="P12"><text:span text:style-name="T3">NodeJS/Go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0.762cm" svg:y="5.476cm">
          <text:p text:style-name="P12"><text:span text:style-name="T3">Retrieval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0.762cm" svg:y="8.851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302cm" svg:height="4.826cm" svg:x="4.064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4.318cm" svg:y="7.797cm">
          <text:p text:style-name="P12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4.318cm" svg:y="5.476cm">
          <text:p text:style-name="P12"><text:span text:style-name="T3">MySAPK</text:span></text:p>
          <text:p text:style-name="P12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4.318cm" svg:y="8.851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4.318cm" svg:y="7.797cm">
          <text:p text:style-name="P12"><text:span text:style-name="T3">NodeJ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4.318cm" svg:y="5.476cm">
          <text:p text:style-name="P12"><text:span text:style-name="T3">Retrieval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4.318cm" svg:y="8.851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3.302cm" svg:height="7.874cm" svg:x="4.064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4.318cm" svg:y="7.797cm">
          <text:p text:style-name="P12"><text:span text:style-name="T3">Tomcat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4.318cm" svg:y="5.476cm">
          <text:p text:style-name="P12"><text:span text:style-name="T3">MySAPK</text:span></text:p>
          <text:p text:style-name="P12"><text:span text:style-name="T3">Backend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4.318cm" svg:y="8.851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4.318cm" svg:y="7.797cm">
          <text:p text:style-name="P12"><text:span text:style-name="T3">NodeJS/Go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794cm" svg:height="2.109cm" svg:x="4.318cm" svg:y="5.476cm">
          <text:p text:style-name="P12"><text:span text:style-name="T3">Retrieval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94cm" svg:height="0.844cm" svg:x="4.318cm" svg:y="8.851cm">
          <text:p text:style-name="P12"><text:span text:style-name="T3">GNU/Linux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2.794cm" svg:height="1.27cm" svg:x="4.318cm" svg:y="9.906cm">
          <text:p text:style-name="P12"><text:span text:style-name="T6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24" draw:layer="layout" svg:width="2.794cm" svg:height="1.27cm" svg:x="0.762cm" svg:y="9.906cm">
          <text:p text:style-name="P12"><text:span text:style-name="T6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24" draw:layer="layout" svg:width="2.794cm" svg:height="1.27cm" svg:x="4.318cm" svg:y="11.43cm">
          <text:p text:style-name="P12"><text:span text:style-name="T6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24" draw:layer="layout" svg:width="2.794cm" svg:height="1.27cm" svg:x="0.762cm" svg:y="11.43cm">
          <text:p text:style-name="P12"><text:span text:style-name="T6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12" draw:layer="layout" svg:width="3.048cm" svg:height="1.778cm" svg:x="10.414cm" svg:y="16.51cm">
          <text:p text:style-name="P12"><text:span text:style-name="T4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4" draw:text-style-name="P16" draw:layer="layout" svg:x1="2.032cm" svg:y1="5.588cm" svg:x2="3.302cm" svg:y2="3.81cm">
          <text:p/>
        </draw:line>
        <draw:line draw:style-name="gr34" draw:text-style-name="P16" draw:layer="layout" svg:x1="5.588cm" svg:y1="5.588cm" svg:x2="4.064cm" svg:y2="3.81cm">
          <text:p/>
        </draw:line>
        <draw:line draw:style-name="gr66" draw:text-style-name="P16" draw:layer="layout" svg:x1="4.826cm" svg:y1="3.302cm" svg:x2="11.176cm" svg:y2="5.08cm">
          <text:p/>
        </draw:line>
        <draw:custom-shape draw:style-name="gr67" draw:text-style-name="P15" draw:layer="layout" svg:width="2.794cm" svg:height="2.286cm" svg:x="2.286cm" svg:y="16.256cm">
          <text:p text:style-name="P12"><text:span text:style-name="T4">Konver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2" draw:layer="layout" svg:width="4.826cm" svg:height="0.762cm" svg:x="5.08cm" svg:y="17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9" draw:text-style-name="P16" draw:layer="layout" svg:x1="3.556cm" svg:y1="16.256cm" svg:x2="5.588cm" svg:y2="12.7cm">
          <text:p/>
        </draw:line>
        <draw:line draw:style-name="gr69" draw:text-style-name="P16" draw:layer="layout" svg:x1="3.556cm" svg:y1="16.256cm" svg:x2="2.032cm" svg:y2="12.7cm">
          <text:p/>
        </draw:line>
        <draw:custom-shape draw:style-name="gr70" draw:text-style-name="P25" draw:layer="layout" svg:width="1.016cm" svg:height="0.508cm" svg:x="1.524cm" svg:y="11.17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0" draw:text-style-name="P25" draw:layer="layout" svg:width="1.016cm" svg:height="0.508cm" svg:x="5.08cm" svg:y="11.17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7" draw:text-style-name="P16" draw:layer="layout" svg:x1="23.114cm" svg:y1="6.858cm" svg:x2="23.114cm" svg:y2="5.842cm">
          <text:p/>
        </draw:line>
        <draw:frame draw:style-name="gr71" draw:text-style-name="P26" draw:layer="layout" svg:width="7.563cm" svg:height="0.925cm" svg:x="19.213cm" svg:y="4.155cm">
          <draw:text-box>
            <text:p><text:span text:style-name="T4">Untuk </text:span><text:span text:style-name="T4">verifikasi di </text:span><text:span text:style-name="T4">back -end</text:span></text:p>
          </draw:text-box>
        </draw:frame>
        <draw:line draw:style-name="gr66" draw:text-style-name="P16" draw:layer="layout" svg:x1="16.256cm" svg:y1="9.906cm" svg:x2="16.256cm" svg:y2="16.256cm">
          <text:p/>
        </draw:line>
        <draw:custom-shape draw:style-name="gr65" draw:text-style-name="P24" draw:layer="layout" svg:width="2.794cm" svg:height="1.27cm" svg:x="9.398cm" svg:y="9.906cm">
          <text:p text:style-name="P12"><text:span text:style-name="T6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24" draw:layer="layout" svg:width="2.794cm" svg:height="1.27cm" svg:x="9.398cm" svg:y="11.43cm">
          <text:p text:style-name="P12"><text:span text:style-name="T6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0" draw:text-style-name="P25" draw:layer="layout" svg:width="1.016cm" svg:height="0.508cm" svg:x="10.414cm" svg:y="10.92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2" draw:text-style-name="P15" draw:layer="layout" svg:width="2.286cm" svg:height="1.778cm" svg:x="9.906cm" svg:y="13.716cm">
          <text:p text:style-name="P12"><text:span text:style-name="T4">Konver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16" draw:layer="layout" svg:x1="10.922cm" svg:y1="12.7cm" svg:x2="10.922cm" svg:y2="13.716cm">
          <text:p/>
        </draw:line>
        <draw:line draw:style-name="gr69" draw:text-style-name="P16" draw:layer="layout" svg:x1="10.922cm" svg:y1="15.494cm" svg:x2="10.922cm" svg:y2="16.51cm">
          <text:p/>
        </draw:line>
        <draw:custom-shape draw:style-name="gr73" draw:text-style-name="P27" draw:layer="layout" svg:width="10.414cm" svg:height="1.524cm" svg:x="17.272cm" svg:y="18.288cm">
          <text:p text:style-name="P12"><text:span text:style-name="T7">Sinkronisasi nasiona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5" svg:font-family="Arial"/>
    <style:font-face style:name="Bookman Old Style1" svg:font-family="'Bookman Old Style'"/>
    <style:font-face style:name="Calibri3" svg:font-family="Calibri"/>
    <style:font-face style:name="DejaVu Sans2" svg:font-family="'DejaVu Sans'"/>
    <style:font-face style:name="Gill Sans2" svg:font-family="'Gill Sans'"/>
    <style:font-face style:name="Gill Sans MT1" svg:font-family="'Gill Sans MT'"/>
    <style:font-face style:name="Heiti SC Light2" svg:font-family="'Heiti SC Light'"/>
    <style:font-face style:name="OpenSymbol2" svg:font-family="OpenSymbol, 'Arial Unicode MS'"/>
    <style:font-face style:name="Arial1" svg:font-family="Arial" style:font-family-generic="roman"/>
    <style:font-face style:name="Arial4" svg:font-family="Arial" style:font-pitch="fixed"/>
    <style:font-face style:name="ＭＳ Ｐゴシック3" svg:font-family="'ＭＳ Ｐゴシック'" style:font-pitch="fixed"/>
    <style:font-face style:name="Arial3" svg:font-family="Arial" style:font-pitch="variable"/>
    <style:font-face style:name="Bookman Old Style" svg:font-family="'Bookman Old Style'" style:font-pitch="variable"/>
    <style:font-face style:name="Calibri2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2" svg:font-family="'Droid Sans Fallback'" style:font-pitch="variable"/>
    <style:font-face style:name="Gill Sans1" svg:font-family="'Gill Sans'" style:font-pitch="variable"/>
    <style:font-face style:name="Gill Sans MT" svg:font-family="'Gill Sans MT'" style:font-pitch="variable"/>
    <style:font-face style:name="Gothic1" svg:font-family="Gothic" style:font-pitch="variable"/>
    <style:font-face style:name="Heiti SC Light1" svg:font-family="'Heiti SC Light'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ato Black1" svg:font-family="'Lato Black'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3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ＭＳ Ｐゴシック2" svg:font-family="'ＭＳ Ｐゴシック'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1" svg:font-family="Century" style:font-family-generic="roman" style:font-pitch="variable"/>
    <style:font-face style:name="Courier New" svg:font-family="'Courier New'" style:font-family-generic="roman" style:font-pitch="variable"/>
    <style:font-face style:name="Droid Sans Fallback" svg:font-family="'Droid Sans Fallback'" style:font-family-generic="roman" style:font-pitch="variable"/>
    <style:font-face style:name="Eras Medium ITC" svg:font-family="'Eras Medium ITC'" style:font-family-generic="roman" style:font-pitch="variable"/>
    <style:font-face style:name="Gill Sans" svg:font-family="'Gill Sans'" style:font-family-generic="roman" style:font-pitch="variable"/>
    <style:font-face style:name="Gill Sans MT2" svg:font-family="'Gill Sans MT'" style:font-family-generic="roman" style:font-pitch="variable"/>
    <style:font-face style:name="Lato2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Eras Medium ITC1" svg:font-family="'Eras Medium IT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1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Heiti SC Light" svg:font-family="'Heiti SC Light'" style:font-family-generic="system" style:font-pitch="variable"/>
    <style:font-face style:name="Liberation Sans2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32e5b" draw:end-color="#d5e7fa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wmed" xlink:href="Pictures/100000000000032000000258026ED621C23D0202.png" xlink:type="simple" xlink:show="embed" xlink:actuate="onLoad"/>
    <draw:fill-image draw:name="msFillBitmap_20_2" draw:display-name="msFillBitmap 2" xlink:href="Pictures/1000000000000640000004B094B125D6F2C78932.jp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zxx" style:country-asian="none" style:font-name-complex="Arial6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Style" style:display-name="Default Styl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Arial2" style:font-family-asian="Arial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/>
    </style:style>
    <style:style style:name="a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8" style:family="graphic">
      <style:paragraph-properties style:text-autospace="none"/>
    </style:style>
    <style:style style:name="WW8Num35z7" style:family="graphic">
      <style:paragraph-properties style:text-autospace="none"/>
    </style:style>
    <style:style style:name="WW8Num35z6" style:family="graphic">
      <style:paragraph-properties style:text-autospace="none"/>
    </style:style>
    <style:style style:name="WW8Num35z5" style:family="graphic">
      <style:paragraph-properties style:text-autospace="none"/>
    </style:style>
    <style:style style:name="WW8Num35z4" style:family="graphic">
      <style:paragraph-properties style:text-autospace="none"/>
    </style:style>
    <style:style style:name="WW8Num35z3" style:family="graphic">
      <style:paragraph-properties style:text-autospace="none"/>
    </style:style>
    <style:style style:name="WW8Num35z2" style:family="graphic">
      <style:paragraph-properties style:text-autospace="none"/>
    </style:style>
    <style:style style:name="WW8Num35z1" style:family="graphic">
      <style:paragraph-properties style:text-autospace="non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  <style:text-properties fo:color="#000000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1" fo:font-family="'Courier New'" style:font-family-generic="modern" style:font-pitch="variable" fo:font-size="10pt" style:font-name-asian="Courier New1" style:font-family-asian="'Courier New'" style:font-family-generic-asian="modern" style:font-pitch-asian="variable"/>
    </style:style>
    <style:style style:name="WW8Num31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</style:style>
    <style:style style:name="WW8Num25z1" style:family="graphic">
      <style:paragraph-properties style:text-autospace="none"/>
    </style:style>
    <style:style style:name="WW8Num25z0" style:family="graphic">
      <style:paragraph-properties style:text-autospace="non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000000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3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21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1" fo:font-family="'Courier New'" style:font-family-generic="modern" style:font-pitch="variable" fo:font-size="10pt" style:font-name-asian="Courier New1" style:font-family-asian="'Courier New'" style:font-family-generic-asian="modern" style:font-pitch-asian="variable"/>
    </style:style>
    <style:style style:name="WW8Num12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3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9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Arial2" fo:font-family="Arial" style:font-family-generic="swiss" style:font-pitch="variable" fo:font-size="12pt" fo:language="id" fo:country="ID" style:font-name-asian="Arial2" style:font-family-asian="Arial" style:font-family-generic-asian="swiss" style:font-pitch-asian="variable" style:font-size-asian="12pt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fo:color="#000000" style:font-name="Eras Medium ITC1" fo:font-family="'Eras Medium ITC'" style:font-family-generic="swiss" style:font-pitch="variable" fo:font-size="9pt" fo:language="en" fo:country="US" style:letter-kerning="true" style:font-name-asian="Century1" style:font-family-asian="Century" style:font-family-generic-asian="roman" style:font-pitch-asian="variable" style:font-size-asian="9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Medium_20_Grid_20_1_20_-_20_Accent_20_2" style:display-name="Medium Grid 1 - Accent 2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" style:display-name="Defaul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" style:display-name="Default_2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7_5f_1" style:display-name="Default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" style:display-name="Default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_5f_1" style:display-name="Default_2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_5f_1" style:display-name="Default_2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2" style:display-name="Default_2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_5f_1_5f_1" style:display-name="Default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_5f_1" style:display-name="Default_1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" style:display-name="Default_2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_5f_1" style:display-name="Default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4" style:display-name="Default_2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" style:display-name="Default_2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" style:display-name="Default_2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_5f_1" style:display-name="Default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_5f_1" style:display-name="Default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1" style:display-name="Default_1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1" style:display-name="Default_1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1" style:display-name="Default_2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_5f_1" style:display-name="Default_2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2" style:display-name="Default_1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2" style:display-name="Default_1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" style:display-name="Default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2" style:display-name="Default_3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37" style:display-name="Default_3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3" style:display-name="Default_18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_5f_3" style:display-name="Default_18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">
      <style:graphic-properties draw:fill="none"/>
    </style:style>
    <style:style style:name="Default_5f_20_5f_1" style:display-name="Default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" style:display-name="Default_2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2" style:display-name="Default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2" style:display-name="Default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>
      <style:graphic-properties svg:stroke-color="#000000" draw:fill="none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" style:display-name="Default_2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" style:display-name="Default_2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/>
    <style:style style:name="Default_5f_32_5f_1" style:display-name="Default_3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" style:display-name="Default_3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" style:display-name="Default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" style:display-name="Default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4" style:display-name="Default_2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4" style:display-name="Default_2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6" style:display-name="Default_5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1" style:display-name="Default_2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1" style:display-name="Default_2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8" style:display-name="Default_5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2" style:display-name="Default_2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2" style:display-name="Default_2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2" style:display-name="Default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2" style:display-name="Default_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_5f_2" style:display-name="Default_37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7_5f_2" style:display-name="Default_37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" style:display-name="Default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" style:display-name="Default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_5f_1" style:display-name="Default_3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_5f_1" style:display-name="Default_3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" style:display-name="Default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" style:display-name="Default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" style:display-name="Default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" style:display-name="Default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49" style:display-name="Default_4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41_5f_1_5f_1" style:display-name="Default_4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" style:display-name="Default_4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_5f_4" style:display-name="Default_40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_5f_4" style:display-name="Default_40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_5f_1" style:display-name="Default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" style:display-name="Default_2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Droid Sans Devanagari1" style:font-family-asian="'Droid Sans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Droid Sans Devanagari1" style:font-family-asian="'Droid Sans Devanagari'" style:font-pitch-asian="variable" style:font-size-asian="12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5f_50" style:display-name="Default_50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_5f_1" style:display-name="Default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" style:display-name="Default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1" style:display-name="Default_5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" style:display-name="Default_2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" style:display-name="Default_28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_5f_1_5f_1_5f_1_5f_1" style:display-name="Default_2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" style:display-name="Default_2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3" style:display-name="Default_20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3" style:display-name="Default_20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1" style:display-name="Object without fill_1_1_1_3_1" style:family="graphic" style:parent-style-name="Default_5f_20_5f_1_5f_3">
      <style:graphic-properties svg:stroke-color="#000000" draw:fill="none"/>
    </style:style>
    <style:style style:name="Object_20_with_20_no_20_fill_20_and_20_no_20_line_5f_28" style:display-name="Object with no fill and no line_28" style:family="graphic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" style:display-name="Default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>
      <style:graphic-properties draw:fill="none"/>
    </style:style>
    <style:style style:name="Default_5f_1_5f_3_5f_2_5f_1_5f_1" style:display-name="Default_1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" style:display-name="Default_1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1" style:display-name="Object with no fill and no line_20_1" style:family="graphic" style:parent-style-name="Default_5f_1_5f_2_5f_2_5f_2">
      <style:graphic-properties draw:stroke="none" draw:fill="none"/>
    </style:style>
    <style:style style:name="Default_5f_1_5f_2_5f_2_5f_2" style:display-name="Default_1_2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2_5f_2" style:display-name="Default_1_2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3" style:display-name="Object with no fill and no line_7_1_3" style:family="graphic" style:parent-style-name="Default_5f_1_5f_3_5f_1">
      <style:graphic-properties draw:stroke="none" draw:fill="none"/>
    </style:style>
    <style:style style:name="Object_20_with_20_no_20_fill_20_and_20_no_20_line_5f_27_5f_1_5f_1" style:display-name="Object with no fill and no line_27_1_1" style:family="graphic" style:parent-style-name="Default_5f_1_5f_3_5f_1">
      <style:graphic-properties draw:stroke="none" draw:fill="none"/>
    </style:style>
    <style:style style:name="Default_5f_1_5f_4_5f_1_5f_1_5f_1" style:display-name="Default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" style:display-name="Default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1_5f_1" style:display-name="Object with no fill and no line_21_1_1" style:family="graphic" style:parent-style-name="Default_5f_1_5f_3_5f_1">
      <style:graphic-properties draw:stroke="none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4" style:display-name="Object with no fill and no line_44" style:family="graphic" style:parent-style-name="Default_5f_3">
      <style:graphic-properties draw:stroke="none" draw:fill="none"/>
    </style:style>
    <style:style style:name="Default_5f_1_5f_3_5f_4_5f_4_5f_1" style:display-name="Default_1_3_4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4_5f_1" style:display-name="Default_1_3_4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7_5f_1" style:display-name="Default_1_5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_5f_1" style:display-name="Default_1_5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_5f_1" style:display-name="Object with no fill and no line_45_1_1_1" style:family="graphic" style:parent-style-name="Default_5f_1_5f_5_5f_7_5f_1">
      <style:graphic-properties draw:stroke="none" draw:fill="none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4_5f_1" style:display-name="Default_1_3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_5f_1_5f_2" style:display-name="Object with no fill and no line_36_1_1_2" style:family="graphic" style:parent-style-name="Default_5f_1_5f_3_5f_4_5f_1">
      <style:graphic-properties draw:stroke="none" draw:fill="none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_5f_1" style:display-name="Object with no fill and no line_32_1" style:family="graphic" style:parent-style-name="Default_5f_52">
      <style:graphic-properties draw:stroke="none" draw:fill="none"/>
    </style:style>
    <style:style style:name="Default_5f_53" style:display-name="Default_5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3" style:display-name="Default_5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5" style:display-name="Default_1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_5f_5" style:display-name="Default_1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1_5f_5_5f_2_5f_1_5f_1" style:display-name="Default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_5f_1_5f_1" style:display-name="Default_1_5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_5f_1_5f_1_5f_1" style:display-name="Object with no fill and no line_24_1_1_1_1" style:family="graphic" style:parent-style-name="Default_5f_1_5f_5_5f_2_5f_1_5f_1">
      <style:graphic-properties draw:stroke="none" draw:fill="none"/>
    </style:style>
    <style:style style:name="Object_20_with_20_no_20_fill_20_and_20_no_20_line_5f_21_5f_3_5f_1" style:display-name="Object with no fill and no line_21_3_1" style:family="graphic" style:parent-style-name="Default_5f_1_5f_5_5f_1">
      <style:graphic-properties draw:stroke="none" draw:fill="none"/>
    </style:style>
    <style:style style:name="Default_5f_41_5f_1" style:display-name="Default_4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" style:display-name="Default_4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4" style:display-name="Default_5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45_5f_1" style:display-name="Default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" style:display-name="Default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>
      <style:graphic-properties draw:stroke="none" draw:fill="none"/>
    </style:style>
    <style:style style:name="Object_20_with_20_no_20_fill_20_and_20_no_20_line_5f_11_5f_1" style:display-name="Object with no fill and no line_11_1" style:family="graphic">
      <style:graphic-properties draw:stroke="none" draw:fill="none"/>
    </style:style>
    <style:style style:name="Object_20_with_20_no_20_fill_20_and_20_no_20_line_5f_2_5f_1" style:display-name="Object with no fill and no line_2_1" style:family="graphic">
      <style:graphic-properties draw:stroke="none"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Default_5f_32_5f_1_5f_1_5f_1" style:display-name="Default_3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" style:display-name="Default_3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51">
      <style:graphic-properties draw:stroke="none" draw:fill="none"/>
    </style:style>
    <style:style style:name="Default_5f_20_5f_1_5f_4" style:display-name="Default_20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4" style:display-name="Default_20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2" style:display-name="Object without fill_1_1_1_2_2" style:family="graphic" style:parent-style-name="Default_5f_20_5f_1_5f_4">
      <style:graphic-properties svg:stroke-color="#000000" draw:fill="none"/>
    </style:style>
    <style:style style:name="Object_20_with_20_no_20_fill_20_and_20_no_20_line_5f_34" style:display-name="Object with no fill and no line_34" style:family="graphic" style:parent-style-name="Default_5f_1_5f_1">
      <style:graphic-properties draw:stroke="none" draw:fill="none"/>
    </style:style>
    <style:style style:name="Object_20_with_20_no_20_fill_20_and_20_no_20_line_5f_33_5f_1" style:display-name="Object with no fill and no line_33_1" style:family="graphic">
      <style:graphic-properties draw:stroke="none" draw:fill="none"/>
    </style:style>
    <style:style style:name="Default_5f_1_5f_1_5f_1_5f_10" style:display-name="Default_1_1_1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0" style:display-name="Default_1_1_1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_5f_3_5f_1">
      <style:graphic-properties draw:fill="none"/>
    </style:style>
    <style:style style:name="Default_5f_47_5f_1_5f_1" style:display-name="Default_4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1" style:display-name="Default_4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3_5f_1_5f_1" style:display-name="Object with no fill and no line_23_1_1" style:family="graphic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7_5f_2" style:display-name="Object with no fill and no line_27_2" style:family="graphic" style:parent-style-name="Default_5f_1_5f_3_5f_1">
      <style:graphic-properties draw:stroke="none" draw:fill="none"/>
    </style:style>
    <style:style style:name="Default_5f_1_5f_1_5f_1_5f_1_5f_1_5f_2_5f_1_5f_1_5f_1" style:display-name="Default_1_1_1_1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_5f_1_5f_1_5f_1" style:display-name="Default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" style:display-name="Object with no fill and no line_24_1" style:family="graphic">
      <style:graphic-properties draw:stroke="none" draw:fill="none"/>
    </style:style>
    <style:style style:name="Default_5f_1_5f_1_5f_1_5f_14_5f_1" style:display-name="Default_1_1_1_1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4_5f_1" style:display-name="Default_1_1_1_1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_5f_1_5f_3" style:display-name="Default_1_3_4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_5f_1_5f_3" style:display-name="Default_1_3_4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6" style:display-name="Default_1_1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8_5f_1" style:display-name="Object with no fill and no line_38_1" style:family="graphic" style:parent-style-name="Default_5f_1_5f_5">
      <style:graphic-properties draw:stroke="none" draw:fill="none"/>
    </style:style>
    <style:style style:name="Object_20_without_20_fill_5f_7_5f_1" style:display-name="Object without fill_7_1" style:family="graphic" style:parent-style-name="Default_5f_1_5f_5_5f_1">
      <style:graphic-properties draw:fill="none"/>
    </style:style>
    <style:style style:name="Default_5f_28_5f_1_5f_1_5f_1_5f_1_5f_1" style:display-name="Default_28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_5f_1" style:display-name="Default_28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" style:display-name="Default_1_1_1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_5f_1" style:display-name="Default_1_5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_5f_1_5f_1" style:display-name="Default_1_5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3_5f_1_5f_1_5f_2_5f_1" style:display-name="Object with no fill and no line_33_1_1_2_1" style:family="graphic" style:parent-style-name="Default_5f_1_5f_5_5f_1_5f_1_5f_1">
      <style:graphic-properties draw:stroke="none" draw:fill="none"/>
    </style:style>
    <style:style style:name="Object_20_without_20_fill_5f_5_5f_1" style:display-name="Object without fill_5_1" style:family="graphic" style:parent-style-name="Default_5f_1_5f_1">
      <style:graphic-properties draw:fill="none"/>
    </style:style>
    <style:style style:name="Object_20_with_20_no_20_fill_20_and_20_no_20_line_5f_31_5f_1" style:display-name="Object with no fill and no line_31_1" style:family="graphic" style:parent-style-name="Default_5f_1_5f_1">
      <style:graphic-properties draw:stroke="none" draw:fill="none"/>
    </style:style>
    <style:style style:name="Object_20_with_20_no_20_fill_20_and_20_no_20_line_5f_42" style:display-name="Object with no fill and no line_42" style:family="graphic" style:parent-style-name="Default_5f_2">
      <style:graphic-properties draw:stroke="none" draw:fill="none"/>
    </style:style>
    <style:style style:name="Object_20_with_20_no_20_fill_20_and_20_no_20_line_5f_43" style:display-name="Object with no fill and no line_43" style:family="graphic" style:parent-style-name="Default_5f_2">
      <style:graphic-properties draw:stroke="none" draw:fill="none"/>
    </style:style>
    <style:style style:name="Default_5f_36_5f_1_5f_1_5f_1_5f_1" style:display-name="Default_36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1_5f_1" style:display-name="Default_36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_5f_4" style:display-name="Default_41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_5f_4" style:display-name="Default_41_1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1">
      <style:graphic-properties draw:fill="none"/>
    </style:style>
    <style:style style:name="Default_5f_3_5f_4" style:display-name="Default_3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4" style:display-name="Default_3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2_5f_1" style:display-name="Object with no fill and no line_30_2_1" style:family="graphic" style:parent-style-name="Default_5f_1_5f_5">
      <style:graphic-properties draw:stroke="none" draw:fill="none"/>
    </style:style>
    <style:style style:name="Default_5f_44_5f_1_5f_1_5f_1" style:display-name="Default_4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_5f_1_5f_1" style:display-name="Default_4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5_5f_1_5f_1" style:display-name="Default_20_1_5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_5f_1_5f_1" style:display-name="Default_20_1_5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_5f_1_5f_1" style:display-name="Object without fill_1_1_1_2_3_1_1" style:family="graphic" style:parent-style-name="Default_5f_20_5f_1_5f_5_5f_1_5f_1">
      <style:graphic-properties svg:stroke-color="#000000" draw:fill="none"/>
    </style:style>
    <style:style style:name="Object_20_without_20_fill_5f_10" style:display-name="Object without fill_10" style:family="graphic" style:parent-style-name="Default_5f_1">
      <style:graphic-properties draw:fill="none"/>
    </style:style>
    <style:style style:name="Default_5f_45_5f_2_5f_1" style:display-name="Default_4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2_5f_1" style:display-name="Default_4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1_5f_1_5f_1_5f_1_5f_1" style:display-name="Default_20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1_5f_1_5f_1_5f_1_5f_1" style:display-name="Default_20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1_5f_1_5f_1_5f_1_5f_1" style:display-name="Object without fill_1_1_1_2_1_1_1_1_1" style:family="graphic" style:parent-style-name="Default_5f_20_5f_1_5f_1_5f_1_5f_1_5f_1_5f_1">
      <style:graphic-properties svg:stroke-color="#000000" draw:fill="none"/>
    </style:style>
    <style:style style:name="Default_5f_36_5f_1_5f_2_5f_1_5f_1_5f_1_5f_1_5f_1_5f_1" style:display-name="Default_36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2_5f_1_5f_1_5f_1_5f_1_5f_1_5f_1" style:display-name="Default_36_1_2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_5f_1" style:display-name="Object with no fill and no line_2_1_1_1_1_1" style:family="graphic">
      <style:graphic-properties draw:stroke="none" draw:fill="none"/>
    </style:style>
    <style:style style:name="Object_20_without_20_fill_5f_5_5f_1_5f_1" style:display-name="Object without fill_5_1_1" style:family="graphic" style:parent-style-name="Default_5f_1_5f_1_5f_1">
      <style:graphic-properties draw:fill="none"/>
    </style:style>
    <style:style style:name="Default_5f_1_5f_5_5f_9" style:display-name="Default_1_5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9" style:display-name="Default_1_5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5" style:display-name="Default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3_5f_1" style:display-name="Object with no fill and no line_43_1" style:family="graphic" style:parent-style-name="Default_5f_2_5f_5">
      <style:graphic-properties draw:stroke="none" draw:fill="none"/>
    </style:style>
    <style:style style:name="Default_5f_1_5f_1_5f_1_5f_9_5f_1_5f_1" style:display-name="Default_1_1_1_9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_5f_1" style:display-name="Default_1_1_1_9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" style:display-name="Object without fill_11_1" style:family="graphic" style:parent-style-name="Default_5f_1_5f_5">
      <style:graphic-properties draw:fill="none"/>
    </style:style>
    <style:style style:name="Default_5f_47_5f_1_5f_3_5f_1" style:display-name="Default_47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_5f_1" style:display-name="Default_47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5_5f_1_5f_1_5f_1" style:display-name="Default_1_5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_5f_1_5f_1_5f_1" style:display-name="Default_1_5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_5f_1" style:display-name="Object with no fill and no line_21_4_1_1" style:family="graphic" style:parent-style-name="Default_5f_1_5f_5_5f_5_5f_1_5f_1_5f_1">
      <style:graphic-properties draw:stroke="none" draw:fill="none"/>
    </style:style>
    <style:style style:name="Default_5f_1_5f_1_5f_1_5f_11" style:display-name="Default_1_1_1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" style:display-name="Default_1_1_1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_5f_1" style:display-name="Default_1_1_1_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_5f_1" style:display-name="Default_1_1_1_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2_5f_1_5f_1_5f_1" style:display-name="Default_1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_5f_1" style:display-name="Default_1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_5f_2_5f_1_5f_1" style:display-name="Default_1_14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_5f_1" style:display-name="Default_1_14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_5f_1" style:display-name="Object without fill_1_1_5_1_2_1_1" style:family="graphic" style:parent-style-name="Default_5f_1_5f_14_5f_1_5f_2_5f_1_5f_1">
      <style:graphic-properties draw:fill="none"/>
    </style:style>
    <style:style style:name="Default_5f_1_5f_5_5f_4_5f_1" style:display-name="Default_1_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" style:display-name="Default_1_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" style:display-name="Object with no fill and no line_29_2_1_1" style:family="graphic" style:parent-style-name="Default_5f_1_5f_5_5f_4_5f_1">
      <style:graphic-properties draw:stroke="none" draw:fill="none"/>
    </style:style>
    <style:style style:name="Object_20_without_20_fill_5f_6_5f_1" style:display-name="Object without fill_6_1" style:family="graphic" style:parent-style-name="Default_5f_1_5f_5">
      <style:graphic-properties draw:fill="none"/>
    </style:style>
    <style:style style:name="Default_5f_1_5f_1_5f_3_5f_1" style:display-name="Default_1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3_5f_1" style:display-name="Default_1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2" style:display-name="Default_1_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_5f_2" style:display-name="Default_1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_5f_1" style:display-name="Object with no fill and no line_8_1_1" style:family="graphic" style:parent-style-name="Default_5f_1_5f_3_5f_3_5f_2">
      <style:graphic-properties draw:stroke="none" draw:fill="none"/>
    </style:style>
    <style:style style:name="Object_20_with_20_no_20_fill_20_and_20_no_20_line_5f_23_5f_1" style:display-name="Object with no fill and no line_23_1" style:family="graphic" style:parent-style-name="Default_5f_1">
      <style:graphic-properties draw:stroke="none" draw:fill="none"/>
    </style:style>
    <style:style style:name="Default_5f_50_5f_1_5f_1" style:display-name="Default_5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_5f_1_5f_1" style:display-name="Default_5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50_5f_1_5f_1">
      <style:graphic-properties svg:stroke-color="#000000" draw:fill="none"/>
    </style:style>
    <style:style style:name="Default_5f_57" style:display-name="Default_5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7" style:display-name="Default_5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_5f_1_5f_1" style:display-name="Object with no fill and no line_11_1_1_1" style:family="graphic">
      <style:graphic-properties draw:stroke="none" draw:fill="none"/>
    </style:style>
    <style:style style:name="Default_5f_41_5f_1_5f_2" style:display-name="Default_4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2" style:display-name="Default_4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1_5f_1" style:display-name="Default_1_3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_5f_1" style:display-name="Default_1_3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_5f_1" style:display-name="Default_28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_5f_1" style:display-name="Default_28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_5f_1" style:display-name="Object with no fill and no line_17_1_1_1_1_1" style:family="graphic" style:parent-style-name="Default_5f_1_5f_3_5f_3_5f_1_5f_1">
      <style:graphic-properties draw:stroke="none" draw:fill="none"/>
    </style:style>
    <style:style style:name="Default_5f_55" style:display-name="Default_5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5" style:display-name="Default_5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_5f_1" style:display-name="Default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_5f_1" style:display-name="Default_3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1_5f_2" style:display-name="Default_5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_5f_2" style:display-name="Default_5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59" style:display-name="Default_5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9" style:display-name="Default_5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6" style:display-name="Default_1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6" style:display-name="Default_1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_5f_1" style:display-name="Object with no fill and no line_14_1_1" style:family="graphic" style:parent-style-name="Default_5f_1_5f_3_5f_6">
      <style:graphic-properties draw:stroke="none" draw:fill="none"/>
    </style:style>
    <style:style style:name="Object_20_without_20_fill_5f_1_5f_1_5f_1_5f_1" style:display-name="Object without fill_1_1_1_1" style:family="graphic">
      <style:graphic-properties svg:stroke-color="#000000" draw:fill="none"/>
    </style:style>
    <style:style style:name="Object_20_without_20_fill_5f_1_5f_1_5f_1_5f_2_5f_1" style:display-name="Object without fill_1_1_1_2_1" style:family="graphic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60" style:display-name="Default_6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0" style:display-name="Default_6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>
      <style:graphic-properties draw:stroke="none" draw:fill="none"/>
    </style:style>
    <style:style style:name="Default_5f_61" style:display-name="Default_6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1" style:display-name="Default_6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76" style:display-name="Default_7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6" style:display-name="Default_7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1_5f_1" style:display-name="Default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_5f_1" style:display-name="Default_4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3_5f_1_5f_1_5f_1" style:display-name="Default_4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3_5f_1_5f_1_5f_1" style:display-name="Default_45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>
      <style:graphic-properties svg:stroke-color="#000000" draw:fill="none"/>
    </style:style>
    <style:style style:name="Default_5f_32_5f_1_5f_1_5f_1_5f_1_5f_1_5f_1_5f_1" style:display-name="Default_3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_5f_1_5f_1_5f_1" style:display-name="Default_3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_5f_1_5f_1" style:display-name="Object with no fill and no line_5_1_1_1_1" style:family="graphic">
      <style:graphic-properties draw:stroke="none" draw:fill="none"/>
    </style:style>
    <style:style style:name="Default_5f_30_5f_1_5f_1_5f_1_5f_1_5f_1" style:display-name="Default_3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1_5f_1_5f_1" style:display-name="Default_30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" style:display-name="Default_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" style:display-name="Default_1_5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2" style:display-name="Default_6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2" style:display-name="Default_6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3" style:display-name="Default_36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3" style:display-name="Default_36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6" style:display-name="Default_20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6" style:display-name="Default_20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4" style:display-name="Object without fill_1_1_1_2_4" style:family="graphic" style:parent-style-name="Default_5f_20_5f_1_5f_6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63" style:display-name="Default_6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3" style:display-name="Default_6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42_5f_1" style:display-name="Default_4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_5f_1" style:display-name="Default_4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draw:fill="none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7_5f_1_5f_1_5f_1" style:display-name="Object with no fill and no line_37_1_1_1" style:family="graphic" style:parent-style-name="Default_5f_1_5f_5_5f_2">
      <style:graphic-properties draw:stroke="none" draw:fill="none"/>
    </style:style>
    <style:style style:name="Default_5f_45_5f_4_5f_1_5f_1" style:display-name="Default_45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_5f_1" style:display-name="Default_45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3" style:display-name="Default_10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3" style:display-name="Default_10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2" style:display-name="Object without fill_1_1_1_3_2" style:family="graphic" style:parent-style-name="Default_5f_20_5f_1_5f_6">
      <style:graphic-properties svg:stroke-color="#000000" draw:fill="none"/>
    </style:style>
    <style:style style:name="Default_5f_1_5f_1_5f_2_5f_2" style:display-name="Default_1_1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2_5f_2" style:display-name="Default_1_1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>
      <style:graphic-properties draw:stroke="none" draw:fill="none"/>
    </style:style>
    <style:style style:name="Default_5f_3_5f_2" style:display-name="Default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2" style:display-name="Default_3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4" style:display-name="Object with no fill and no line_30_4" style:family="graphic" style:parent-style-name="Default_5f_1">
      <style:graphic-properties draw:stroke="none" draw:fill="none"/>
    </style:style>
    <style:style style:name="Default_5f_64" style:display-name="Default_6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4" style:display-name="Default_6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" style:display-name="Default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" style:display-name="Default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" style:display-name="Default_1_1_1_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9_5f_1" style:display-name="Object with no fill and no line_39_1" style:family="graphic" style:parent-style-name="Default_5f_1_5f_5_5f_1_5f_1">
      <style:graphic-properties draw:stroke="none" draw:fill="none"/>
    </style:style>
    <style:style style:name="Default_5f_66" style:display-name="Default_6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6" style:display-name="Default_6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7" style:display-name="Default_6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7" style:display-name="Default_6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2_5f_1_5f_1" style:display-name="Object with no fill and no line_7_1_2_1_1" style:family="graphic">
      <style:graphic-properties draw:stroke="none" draw:fill="none"/>
    </style:style>
    <style:style style:name="Default_5f_1_5f_1_5f_1_5f_11_5f_1" style:display-name="Default_1_1_1_1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_5f_1" style:display-name="Default_1_1_1_1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_5f_1_5f_1_5f_1" style:display-name="Object with no fill and no line_15_1_1_1" style:family="graphic" style:parent-style-name="Default_5f_1_5f_5_5f_3">
      <style:graphic-properties draw:stroke="none" draw:fill="none"/>
    </style:style>
    <style:style style:name="Default_5f_1_5f_17_5f_1_5f_1_5f_1" style:display-name="Default_1_17_1_1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3" style:font-family-asian="'Liberation Sans', Arial" style:font-pitch-asian="variable" style:language-asian="ar" style:country-asian="SA"/>
    </style:style>
    <style:style style:name="Object_20_with_20_no_20_fill_20_and_20_no_20_line_5f_19_5f_1_5f_1" style:display-name="Object with no fill and no line_19_1_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iberation Sans3" style:font-family-asian="'Liberation Sans', Arial" style:font-pitch-asian="variable" style:language-asian="ar" style:country-asian="SA"/>
    </style:style>
    <style:style style:name="Default_5f_65" style:display-name="Default_6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5" style:display-name="Default_6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2_5f_2_5f_1" style:display-name="Object with no fill and no line_20_2_2_1" style:family="graphic">
      <style:graphic-properties draw:stroke="none" draw:fill="none"/>
    </style:style>
    <style:style style:name="Default_5f_46_5f_1" style:display-name="Default_4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6_5f_1" style:display-name="Default_4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_5f_1_5f_1_5f_2" style:display-name="Default_42_1_1_2" style:family="graphic">
      <style:paragraph-properties fo:line-height="91%" fo:text-align="start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font-name="Droid Sans Fallback" fo:font-family="'Droid Sans Fallback'" style:font-family-generic="roman" style:font-pitch="variable" fo:font-size="18pt" fo:language="en" fo:country="US" style:font-name-asian="Liberation Sans3" style:font-family-asian="'Liberation Sans', Arial" style:font-pitch-asian="variable" style:language-asian="ar" style:country-asian="SA"/>
    </style:style>
    <style:style style:name="Default_5f_1_5f_5_5f_7" style:display-name="Default_1_5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" style:display-name="Default_1_5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" style:display-name="Object with no fill and no line_45_1_1" style:family="graphic" style:parent-style-name="Default_5f_1_5f_5_5f_7">
      <style:graphic-properties draw:stroke="none" draw:fill="none"/>
    </style:style>
    <style:style style:name="Object_20_with_20_no_20_fill_20_and_20_no_20_line_5f_30_5f_1" style:display-name="Object with no fill and no line_30_1" style:family="graphic" style:parent-style-name="Default_5f_1_5f_3">
      <style:graphic-properties draw:stroke="none" draw:fill="none"/>
    </style:style>
    <style:style style:name="Default_5f_1_5f_5_5f_5" style:display-name="Default_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" style:display-name="Default_1_5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" style:display-name="Object with no fill and no line_21_4_1" style:family="graphic" style:parent-style-name="Default_5f_1_5f_5_5f_5">
      <style:graphic-properties draw:stroke="none" draw:fill="none"/>
    </style:style>
    <style:style style:name="Object_20_with_20_no_20_fill_20_and_20_no_20_line_5f_21_5f_3" style:display-name="Object with no fill and no line_21_3" style:family="graphic" style:parent-style-name="Default_5f_1_5f_5">
      <style:graphic-properties draw:stroke="none" draw:fill="none"/>
    </style:style>
    <style:style style:name="Default_5f_72" style:display-name="Default_7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2" style:display-name="Default_7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8" style:display-name="Default_6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8" style:display-name="Default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9" style:display-name="Default_6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9" style:display-name="Default_6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" style:display-name="Default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" style:display-name="Default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2_5f_1_5f_1">
      <style:graphic-properties draw:stroke="none" draw:fill="none"/>
    </style:style>
    <style:style style:name="Default_5f_44_5f_2" style:display-name="Default_44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4_5f_2" style:display-name="Default_44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0" style:display-name="Default_7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0" style:display-name="Default_7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" style:display-name="Object with no fill and no line_10_1_1" style:family="graphic" style:parent-style-name="Default_5f_1_5f_3_5f_3">
      <style:graphic-properties draw:stroke="none" draw:fill="none"/>
    </style:style>
    <style:style style:name="Default_5f_38_5f_1_5f_1_5f_4_5f_1" style:display-name="Default_38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_5f_1_5f_1_5f_4_5f_1" style:display-name="Default_38_1_1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" style:display-name="Default_4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" style:display-name="Default_4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">
      <style:graphic-properties draw:fill="none"/>
    </style:style>
    <style:style style:name="Default_5f_71" style:display-name="Default_7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1" style:display-name="Default_7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8" style:display-name="Object with no fill and no line_48" style:family="graphic">
      <style:graphic-properties draw:stroke="none" draw:fill="none"/>
    </style:style>
    <style:style style:name="Default_5f_73" style:display-name="Default_7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" style:display-name="Default_7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4" style:display-name="Default_7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4" style:display-name="Default_7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8_5f_1" style:display-name="Default_68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8_5f_1" style:display-name="Default_68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" style:display-name="Object with no fill and no line_36_1" style:family="graphic" style:parent-style-name="Default_5f_1">
      <style:graphic-properties draw:stroke="none" draw:fill="none"/>
    </style:style>
    <style:style style:name="Default_5f_1_5f_5_5f_4" style:display-name="Default_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" style:display-name="Default_1_5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" style:display-name="Object with no fill and no line_29_2_1" style:family="graphic" style:parent-style-name="Default_5f_1_5f_5_5f_4">
      <style:graphic-properties draw:stroke="none" draw:fill="none"/>
    </style:style>
    <style:style style:name="Default_5f_75" style:display-name="Default_7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5" style:display-name="Default_7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2_5f_1_5f_1">
      <style:graphic-properties draw:stroke="none" draw:fill="none"/>
    </style:style>
    <style:style style:name="Default_5f_43_5f_2" style:display-name="Default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2" style:display-name="Default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2" style:display-name="Default_1_2_1_1_2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3" style:font-family-asian="'Liberation Sans', Arial" style:font-pitch-asian="variable" style:language-asian="ar" style:country-asian="SA"/>
    </style:style>
    <style:style style:name="Default_5f_60_5f_1" style:display-name="Default_6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0_5f_1" style:display-name="Default_6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1" style:display-name="Object with no fill and no line_51" style:family="graphic" style:parent-style-name="Default_5f_1">
      <style:graphic-properties draw:stroke="none" draw:fill="none"/>
    </style:style>
    <style:style style:name="Default_5f_77" style:display-name="Default_7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7" style:display-name="Default_7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1" style:display-name="Object with no fill and no line_34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style:letter-kerning="true" style:font-name-asian="Liberation Sans3" style:font-family-asian="'Liberation Sans', Arial" style:font-pitch-asian="variable"/>
    </style:style>
    <style:style style:name="Object_20_with_20_no_20_fill_20_and_20_no_20_line_5f_2_5f_1_5f_1_5f_1" style:display-name="Object with no fill and no line_2_1_1_1" style:family="graphic" style:parent-style-name="Default_5f_1_5f_2_5f_1_5f_1">
      <style:graphic-properties draw:stroke="none" draw:fill="none"/>
    </style:style>
    <style:style style:name="Default_5f_78" style:display-name="Default_7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8" style:display-name="Default_7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0" style:display-name="Object with no fill and no line_40" style:family="graphic" style:parent-style-name="Default_5f_1_5f_1">
      <style:graphic-properties draw:stroke="none" draw:fill="none"/>
    </style:style>
    <style:style style:name="Default_5f_80" style:display-name="Default_8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0" style:display-name="Default_8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" style:display-name="Object with no fill and no line_32" style:family="graphic" style:parent-style-name="Default_5f_1">
      <style:graphic-properties draw:stroke="none" draw:fill="none"/>
    </style:style>
    <style:style style:name="Object_20_with_20_no_20_fill_20_and_20_no_20_line_5f_2_5f_1_5f_1" style:display-name="Object with no fill and no line_2_1_1" style:family="graphic" style:parent-style-name="Default_5f_1_5f_3">
      <style:graphic-properties draw:stroke="none" draw:fill="none"/>
    </style:style>
    <style:style style:name="Default_5f_32_5f_1_5f_1_5f_1_5f_1" style:display-name="Default_3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" style:display-name="Default_3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1" style:display-name="Default_8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2" style:display-name="Default_8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2" style:display-name="Default_8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3" style:display-name="Default_8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3" style:display-name="Default_8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_5f_1" style:display-name="Default_1_5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_5f_1" style:display-name="Default_1_5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_5f_1_5f_1_5f_1_5f_1_5f_1" style:display-name="Object without fill_9_1_1_1_1_1" style:family="graphic" style:parent-style-name="Default_5f_1_5f_5_5f_3_5f_2_5f_1">
      <style:graphic-properties draw:fill="none"/>
    </style:style>
    <style:style style:name="Object_20_with_20_no_20_fill_20_and_20_no_20_line_5f_15_5f_1_5f_1_5f_1_5f_1_5f_1" style:display-name="Object with no fill and no line_15_1_1_1_1_1" style:family="graphic" style:parent-style-name="Default_5f_1_5f_5_5f_3_5f_2_5f_1">
      <style:graphic-properties draw:stroke="none" draw:fill="none"/>
    </style:style>
    <style:style style:name="Default_5f_1_5f_12_5f_2_5f_1_5f_1_5f_1" style:display-name="Default_1_12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2_5f_2_5f_1_5f_1_5f_1" style:display-name="Default_1_12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4" style:display-name="Default_8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4" style:display-name="Default_8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3" style:display-name="Default_1_2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3" style:display-name="Object without fill_1_1_3" style:family="graphic" style:parent-style-name="Default_5f_1_5f_5">
      <style:graphic-properties draw:fill="none"/>
    </style:style>
    <style:style style:name="Object_20_with_20_no_20_fill_20_and_20_no_20_line_5f_52_5f_1" style:display-name="Object with no fill and no line_52_1" style:family="graphic" style:parent-style-name="Default_5f_1_5f_5_5f_1">
      <style:graphic-properties draw:stroke="none" draw:fill="none"/>
    </style:style>
    <style:style style:name="Object_20_with_20_no_20_fill_20_and_20_no_20_line_5f_30_5f_1_5f_1" style:display-name="Object with no fill and no line_30_1_1" style:family="graphic" style:parent-style-name="Default_5f_1_5f_2_5f_3">
      <style:graphic-properties draw:stroke="none" draw:fill="none"/>
    </style:style>
    <style:style style:name="Default_5f_35_5f_2" style:display-name="Default_35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_5f_2" style:display-name="Default_3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5" style:display-name="Default_8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5" style:display-name="Default_8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0_5f_1" style:display-name="Default_5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_5f_1" style:display-name="Default_5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5_5f_1_5f_1" style:display-name="Object with no fill and no line_35_1_1" style:family="graphic" style:parent-style-name="Default_5f_1_5f_5_5f_7">
      <style:graphic-properties draw:stroke="none" draw:fill="none"/>
    </style:style>
    <style:style style:name="Default_5f_1_5f_13" style:display-name="Default_1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3" style:display-name="Default_1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5" style:display-name="Object with no fill and no line_34_5" style:family="graphic" style:parent-style-name="Default_5f_1_5f_13">
      <style:graphic-properties draw:stroke="none" draw:fill="none"/>
    </style:style>
    <style:style style:name="Default_5f_86" style:display-name="Default_8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6" style:display-name="Default_8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7" style:display-name="Default_8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7" style:display-name="Default_8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8" style:display-name="Default_8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8" style:display-name="Default_8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88">
      <style:graphic-properties draw:stroke="none" draw:fill="none"/>
    </style:style>
    <style:style style:name="Default_5f_5_5f_1_5f_2" style:display-name="Default_5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_5f_2" style:display-name="Default_5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_5f_1" style:display-name="Default_2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_5f_1" style:display-name="Default_28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" style:display-name="Object with no fill and no line_30" style:family="graphic" style:parent-style-name="Default_5f_1">
      <style:graphic-properties draw:stroke="none" draw:fill="none"/>
    </style:style>
    <style:style style:name="Default_5f_20_5f_1_5f_5" style:display-name="Default_20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" style:display-name="Default_20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" style:display-name="Object without fill_1_1_1_2_3" style:family="graphic" style:parent-style-name="Default_5f_20_5f_1_5f_5">
      <style:graphic-properties svg:stroke-color="#000000" draw:fill="none"/>
    </style:style>
    <style:style style:name="Default_5f_1_5f_14_5f_1_5f_2_5f_1" style:display-name="Default_1_14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" style:display-name="Default_1_14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" style:display-name="Object without fill_1_1_5_1_2_1" style:family="graphic" style:parent-style-name="Default_5f_1_5f_14_5f_1_5f_2_5f_1">
      <style:graphic-properties draw:fill="none"/>
    </style:style>
    <style:style style:name="Object_20_with_20_no_20_fill_20_and_20_no_20_line_5f_41" style:display-name="Object with no fill and no line_41" style:family="graphic" style:parent-style-name="Default_5f_1">
      <style:graphic-properties draw:stroke="none" draw:fill="none"/>
    </style:style>
    <style:style style:name="Object_20_without_20_fill_5f_1_5f_1_5f_4" style:display-name="Object without fill_1_1_4" style:family="graphic">
      <style:graphic-properties draw:fill="none"/>
    </style:style>
    <style:style style:name="Default_5f_47_5f_1_5f_3" style:display-name="Default_47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" style:display-name="Default_47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4" style:display-name="Default_8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4" style:display-name="Default_8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3_5f_1" style:display-name="Default_4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1" style:display-name="Default_4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" style:display-name="Default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_5f_1" style:display-name="Default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2_5f_1_5f_1_5f_1">
      <style:graphic-properties draw:stroke="none" draw:fill="none"/>
    </style:style>
    <style:style style:name="Default_5f_20_5f_1_5f_2_5f_1" style:display-name="Default_20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2_5f_1" style:display-name="Default_20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" style:display-name="Object without fill_1_1_1_1_1_1" style:family="graphic" style:parent-style-name="Default_5f_20_5f_1_5f_2_5f_1">
      <style:graphic-properties svg:stroke-color="#000000" draw:fill="none"/>
    </style:style>
    <style:style style:name="Default_5f_57_5f_1" style:display-name="Default_5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_5f_1" style:display-name="Default_5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4_5f_1" style:display-name="Default_1_2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4_5f_1" style:display-name="Default_1_2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9" style:display-name="Default_8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9" style:display-name="Default_8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4_5f_1_5f_2" style:display-name="Default_1_5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_5f_2" style:display-name="Default_1_5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_5f_1" style:display-name="Object with no fill and no line_29_2_1_1_1" style:family="graphic" style:parent-style-name="Default_5f_1_5f_5_5f_4_5f_1_5f_2">
      <style:graphic-properties draw:stroke="none" draw:fill="none"/>
    </style:style>
    <style:style style:name="Default_5f_90" style:display-name="Default_9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0" style:display-name="Default_9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1" style:display-name="Default_9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1" style:display-name="Default_9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_5f_4">
      <style:graphic-properties draw:stroke="none" draw:fill="none"/>
    </style:style>
    <style:style style:name="Default_5f_92" style:display-name="Default_9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2" style:display-name="Default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_5f_1" style:display-name="Default_1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" style:display-name="Default_1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3" style:display-name="Default_9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3" style:display-name="Default_9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draw:fill="none"/>
    </style:style>
    <style:style style:name="Default_5f_36_5f_1_5f_1_5f_4" style:display-name="Default_36_1_1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4" style:display-name="Default_36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2" style:display-name="Object with no fill and no line_52" style:family="graphic" style:parent-style-name="Default_5f_1_5f_5">
      <style:graphic-properties draw:stroke="none" draw:fill="none"/>
    </style:style>
    <style:style style:name="Object_20_without_20_fill_5f_7_5f_1_5f_1" style:display-name="Object without fill_7_1_1" style:family="graphic" style:parent-style-name="Default_5f_1_5f_5_5f_1_5f_1_5f_1">
      <style:graphic-properties draw:fill="none"/>
    </style:style>
    <style:style style:name="Object_20_without_20_fill_5f_1_5f_1_5f_3_5f_1" style:display-name="Object without fill_1_1_3_1" style:family="graphic">
      <style:graphic-properties draw:fill="none"/>
    </style:style>
    <style:style style:name="Default_5f_45_5f_4_5f_1" style:display-name="Default_4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" style:display-name="Default_4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" style:display-name="Default_4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" style:display-name="Default_4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2" style:display-name="Default_1_3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2" style:display-name="Default_1_3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_5f_1" style:display-name="Default_36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_5f_1" style:display-name="Default_36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_5f_2" style:display-name="Object with no fill and no line_4_1_2" style:family="graphic" style:parent-style-name="Default_5f_1_5f_3_5f_12">
      <style:graphic-properties draw:stroke="none" draw:fill="none"/>
    </style:style>
    <style:style style:name="Default_5f_1_5f_3_5f_3_5f_1" style:display-name="Default_1_3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" style:display-name="Default_1_3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" style:display-name="Default_28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" style:display-name="Default_28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" style:display-name="Object with no fill and no line_17_1_1_1_1" style:family="graphic" style:parent-style-name="Default_5f_1_5f_3_5f_3_5f_1">
      <style:graphic-properties draw:stroke="none" draw:fill="none"/>
    </style:style>
    <style:style style:name="Default_5f_1_5f_14_5f_1_5f_1" style:display-name="Default_1_14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1" style:display-name="Default_1_14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1" style:display-name="Object without fill_1_1_5_1_1" style:family="graphic" style:parent-style-name="Default_5f_1_5f_14_5f_1_5f_1">
      <style:graphic-properties draw:fill="none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1" style:display-name="Default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1" style:display-name="Default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4" style:display-name="Default_9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4" style:display-name="Default_9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" style:display-name="Object with no fill and no line_2_1_1_1_1" style:family="graphic" style:parent-style-name="Default_5f_1_5f_2_5f_1_5f_1_5f_1">
      <style:graphic-properties draw:stroke="none" draw:fill="none"/>
    </style:style>
    <style:style style:name="Object_20_without_20_fill_5f_9" style:display-name="Object without fill_9" style:family="graphic" style:parent-style-name="Default_5f_1_5f_3">
      <style:graphic-properties draw:fill="none"/>
    </style:style>
    <style:style style:name="Object_20_with_20_no_20_fill_20_and_20_no_20_line_5f_16_5f_1" style:display-name="Object with no fill and no line_16_1" style:family="graphic" style:parent-style-name="Default_5f_1_5f_3">
      <style:graphic-properties draw:stroke="none" draw:fill="none"/>
    </style:style>
    <style:style style:name="Object_20_with_20_no_20_fill_20_and_20_no_20_line_5f_17_5f_2" style:display-name="Object with no fill and no line_17_2" style:family="graphic" style:parent-style-name="Default_5f_1_5f_3">
      <style:graphic-properties draw:stroke="none" draw:fill="none"/>
    </style:style>
    <style:style style:name="Object_20_without_20_fill_5f_1_5f_1_5f_1_5f_1_5f_1" style:display-name="Object without fill_1_1_1_1_1" style:family="graphic">
      <style:graphic-properties svg:stroke-color="#000000" draw:fill="none"/>
    </style:style>
    <style:style style:name="Default_5f_95" style:display-name="Default_9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5" style:display-name="Default_9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6" style:display-name="Default_9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6" style:display-name="Default_9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3_5f_3" style:display-name="Default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3" style:display-name="Default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28_5f_1">
      <style:graphic-properties svg:stroke-color="#000000" draw:fill="none"/>
    </style:style>
    <style:style style:name="Default_5f_97" style:display-name="Default_9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7" style:display-name="Default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8" style:display-name="Default_9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8" style:display-name="Default_9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draw:fill="none"/>
    </style:style>
    <style:style style:name="Default_5f_99" style:display-name="Default_9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9" style:display-name="Default_9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ato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ato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Lato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 Black1" fo:font-family="'Lato Black'" style:font-pitch="variable" fo:font-size="44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4pt" style:font-style-asian="normal" style:font-weight-asian="bold" style:font-name-complex="Arial6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2pt" style:font-style-asian="normal" style:font-weight-asian="normal" style:font-name-complex="Arial6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0pt" style:font-style-asian="normal" style:font-weight-asian="bold" style:font-name-complex="Arial6" style:font-family-complex="Ari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3" style:font-family-asian="Arial" style:font-pitch-asian="variable" style:font-size-asian="28pt" style:font-style-asian="normal" style:font-weight-asian="normal" style:font-name-complex="Arial3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0pt" fo:font-style="normal" fo:text-shadow="none" style:text-underline-style="none" fo:font-weight="bold" style:letter-kerning="true" style:font-name-asian="Arial3" style:font-family-asian="Arial" style:font-pitch-asian="variable" style:font-size-asian="40pt" style:font-style-asian="normal" style:font-weight-asian="bold" style:font-name-complex="Arial3" style:font-family-complex="Arial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6.3999996185303pt" style:font-style-asian="normal" style:font-weight-asian="normal" style:font-name-complex="ＭＳ Ｐゴシック1" style:font-family-complex="'ＭＳ Ｐゴシック'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style:font-name="Arial2" fo:color="#69163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8.9000015258789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9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9.20000076293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1638" style:text-outline="false" style:text-line-through-style="none" style:text-line-through-type="none" style:text-position="0% 100%" style:font-name="Arial2" fo:font-family="Arial" style:font-family-generic="swiss" style:font-pitch="variable" fo:font-size="62.5999984741211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5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48.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17375e" style:text-outline="false" style:text-line-through-style="none" style:text-line-through-type="none" style:text-position="0% 100%" style:font-name="Cambria" fo:font-family="Cambria" style:font-family-generic="roman" style:font-pitch="variable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403152" style:text-line-through-style="none" style:text-line-through-type="none" style:text-position="0% 100%" style:font-name="Calibri3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Title2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2pt" style:font-style-asian="normal" style:font-weight-asian="normal" style:font-name-complex="ＭＳ Ｐゴシック3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outline2" style:family="presentation" style:parent-style-name="Title27-outline1">
      <style:paragraph-properties fo:margin-left="2.063cm" fo:margin-right="0cm" fo:margin-top="0.401cm" fo:margin-bottom="0cm" fo:line-height="93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8pt" fo:font-style="normal" fo:text-shadow="none" style:text-underline-style="none" fo:font-weight="normal" style:font-name-asian="ＭＳ Ｐゴシック3" style:font-family-asian="'ＭＳ Ｐゴシック'" style:font-pitch-asian="fixed" style:font-size-asian="28pt" style:font-style-asian="normal" style:font-weight-asian="normal" style:font-name-complex="ＭＳ Ｐゴシック3" style:font-family-complex="'ＭＳ Ｐゴシック'" style:font-pitch-complex="fixed" style:font-size-complex="28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3.175cm" fo:margin-right="0cm" fo:margin-top="0.299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4.445cm" fo:margin-right="0cm" fo:margin-top="0.202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2pt" style:font-style-asian="normal" style:font-weight-asian="normal" style:font-name-complex="ＭＳ Ｐゴシック3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44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44pt" style:font-style-asian="normal" style:font-weight-asian="normal" style:font-name-complex="ＭＳ Ｐゴシック3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2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2" style:font-family-asian="'Heiti SC Light'" style:font-size-asian="42pt" style:language-asian="en" style:country-asian="US" style:font-style-asian="normal" style:font-weight-asian="normal" style:font-name-complex="Heiti SC Light2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309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23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15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2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2" style:font-family-asian="'Heiti SC Light'" style:font-size-asian="42pt" style:language-asian="en" style:country-asian="US" style:font-style-asian="normal" style:font-weight-asian="normal" style:font-name-complex="Heiti SC Light2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03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6.881cm"/>
    </style:style>
    <style:style style:name="Mgr5" style:family="graphic" style:parent-style-name="standard">
      <style:graphic-properties draw:stroke="none" draw:fill="none" draw:fill-color="#ffffff" draw:auto-grow-width="true" fo:min-height="0.594cm" fo:min-width="2.277cm"/>
    </style:style>
    <style:style style:name="Mgr6" style:family="graphic" style:parent-style-name="Object_20_with_20_no_20_fill_20_and_20_no_20_line_5f_20_5f_2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dash" draw:stroke-dash="Dashed_20__28_var_29__20_4" svg:stroke-width="0.026cm" svg:stroke-color="#9fb8cd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071cm" draw:fill="solid" draw:fill-color="#9fb8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86cm" fo:min-width="8.36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21" style:family="graphic" style:parent-style-name="standard" style:list-style-name="ML15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22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64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881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4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solid" svg:stroke-width="0cm" svg:stroke-color="#000000" draw:fill="gradient" draw:fill-gradient-name="Gradient_20_2" draw:textarea-vertical-align="top" draw:auto-grow-height="false" draw:fit-to-size="false" style:shrink-to-fit="false" fo:min-height="0.633cm" fo:min-width="25.699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2" draw:textarea-vertical-align="top" draw:auto-grow-height="false" fo:min-height="0.633cm" fo:min-width="0cm" fo:padding-top="0.125cm" fo:padding-bottom="0.125cm" fo:padding-left="0.25cm" fo:padding-right="0.25cm" fo:wrap-option="wrap"/>
    </style:style>
    <style:style style:name="M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1" style:family="graphic" style:parent-style-name="standard">
      <style:graphic-properties draw:stroke="solid" svg:stroke-width="0cm" svg:stroke-color="#d9d9d9" draw:fill="solid" draw:fill-color="#17375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009cm, 10.498cm, 0cm)" draw:image-opacity="100%" style:mirror="none"/>
    </style:style>
    <style:style style:name="Mpr1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1.166cm" fo:min-width="17.332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1.166cm" fo:min-width="0.509cm"/>
    </style:style>
    <style:style style:name="Mpr5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1.166cm" fo:min-width="0.508cm"/>
    </style:style>
    <style:style style:name="Mpr6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0.905cm" fo:min-width="28cm"/>
    </style:style>
    <style:style style:name="Mpr7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0.91cm" fo:min-width="0.39cm"/>
    </style:style>
    <style:style style:name="Mpr8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0.905cm" fo:min-width="0.431cm"/>
    </style:style>
    <style:style style:name="Mpr9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1.307cm" fo:min-width="0.744cm"/>
    </style:style>
    <style:style style:name="Mpr10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0.905cm" fo:min-width="0.58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573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8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9" style:family="presentation" style:parent-style-name="Title1-backgroundobjects" style:list-style-name="ML5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0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1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2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5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6cm" fo:min-width="0cm" fo:wrap-option="wrap"/>
    </style:style>
    <style:style style:name="Mpr40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7cm" fo:min-width="0cm" fo:wrap-option="wrap"/>
    </style:style>
    <style:style style:name="Mpr41" style:family="presentation" style:parent-style-name="Title2-backgroundobjects">
      <style:graphic-properties draw:stroke="none" draw:fill="none" draw:fill-color="#ffffff" draw:auto-grow-height="false" fo:min-height="1.449cm"/>
    </style:style>
    <style:style style:name="Mpr42" style:family="presentation" style:parent-style-name="Title2-backgroundobjects" style:list-style-name="ML13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3" style:family="presentation" style:parent-style-name="Title2-backgroundobjects" style:list-style-name="ML13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4" style:family="presentation" style:parent-style-name="Title2-backgroundobjects" style:list-style-name="ML13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5" style:family="presentation" style:parent-style-name="Title2-backgroundobjects" style:list-style-name="ML13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6" style:family="presentation" style:parent-style-name="Title2_5f_-backgroundobjects" style:list-style-name="ML14">
      <style:graphic-properties draw:stroke="none" draw:fill="none" draw:fill-color="#ffffff" draw:auto-grow-height="false" draw:auto-grow-width="false" fo:min-height="1.271cm" fo:min-width="0cm" fo:wrap-option="wrap"/>
    </style:style>
    <style:style style:name="Mpr47" style:family="presentation" style:parent-style-name="Title2_5f_-backgroundobjects">
      <style:graphic-properties draw:stroke="none" draw:fill="none" draw:fill-color="#ffffff" draw:auto-grow-height="false" fo:min-height="1.314cm"/>
    </style:style>
    <style:style style:name="Mpr48" style:family="presentation" style:parent-style-name="Title2_5f_-backgroundobjects">
      <style:graphic-properties draw:stroke="none" draw:fill="none" draw:fill-color="#ffffff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49" style:family="presentation" style:parent-style-name="Title2_5f_-backgroundobjects">
      <style:graphic-properties draw:stroke="none" draw:fill="none" draw:fill-color="#ffffff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0" style:family="presentation" style:parent-style-name="Title2_5f_-backgroundobjects">
      <style:graphic-properties draw:stroke="none" draw:fill="none" draw:fill-color="#ffffff" draw:textarea-horizontal-align="lef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1" style:family="presentation" style:parent-style-name="Title2_5f_-backgroundobjects">
      <style:graphic-properties draw:stroke="none" draw:fill="none" draw:fill-color="#ffffff" draw:textarea-horizontal-align="righ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2" style:family="presentation" style:parent-style-name="Title1_5f_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53" style:family="presentation" style:parent-style-name="Title1_5f_-backgroundobjects">
      <style:graphic-properties draw:stroke="none" draw:fill="none" draw:fill-color="#ffffff" draw:auto-grow-height="false" draw:auto-grow-width="false" fo:min-height="0.636cm" fo:min-width="0cm" fo:wrap-option="wrap"/>
    </style:style>
    <style:style style:name="Mpr54" style:family="presentation" style:parent-style-name="Title1_5f_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1_5f_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le1_5f_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le1_5f_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0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1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6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63" style:family="presentation" style:parent-style-name="Title27-backgroundobjects" style:list-style-name="ML15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64" style:family="presentation" style:parent-style-name="Title_20_Slide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Title_2c__20_Content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Title_20_and_20_Content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1" style:family="presentation" style:parent-style-name="Title_20_and_20_Conten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2" style:family="presentation" style:parent-style-name="Title_20_and_20_Content_5f__5f_-backgroundobjects">
      <style:graphic-properties draw:stroke="none" draw:fill="none" draw:fill-color="#ffffff" draw:auto-grow-height="false" fo:min-height="1.397cm"/>
    </style:style>
    <style:style style:name="Mpr7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97cm"/>
    </style:style>
    <style:style style:name="Mpr74" style:family="presentation" style:parent-style-name="Blank_5f_-backgroundobjects">
      <style:graphic-properties draw:stroke="none" draw:fill="none" draw:fill-color="#ffffff" draw:auto-grow-height="false" fo:min-height="1.869cm"/>
    </style:style>
    <style:style style:name="Mpr7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7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cccccc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6600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ff6600"/>
      <style:paragraph-properties fo:text-align="center"/>
    </style:style>
    <style:style style:name="MP11" style:family="paragraph">
      <loext:graphic-properties draw:fill="none" draw:fill-color="#ffffff"/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P12" style:family="paragraph">
      <loext:graphic-properties draw:fill-color="#000066"/>
      <style:paragraph-properties fo:text-align="center"/>
    </style:style>
    <style:style style:name="MP13" style:family="paragraph">
      <loext:graphic-properties draw:fill="none" draw:fill-color="#ffffff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ffffff"/>
      <style:paragraph-properties fo:text-align="center"/>
    </style:style>
    <style:style style:name="MP2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1" style:family="paragraph">
      <loext:graphic-properties draw:fill="solid" draw:fill-color="#9fb8cd"/>
      <style:paragraph-properties fo:text-align="start" style:font-independent-line-spacing="true"/>
      <style:text-properties fo:font-size="18pt"/>
    </style:style>
    <style:style style:name="MP3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3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36" style:family="paragraph">
      <style:paragraph-properties fo:text-align="start"/>
    </style:style>
    <style:style style:name="MP3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38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3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4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4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42" style:family="paragraph">
      <loext:graphic-properties draw:fill="none" draw:fill-color="#ffffff"/>
      <style:paragraph-properties fo:text-align="center" style:writing-mode="lr-tb"/>
    </style:style>
    <style:style style:name="MP43" style:family="paragraph">
      <style:paragraph-properties fo:margin-left="0cm" fo:margin-right="0cm" fo:line-height="93%" fo:text-indent="0cm" style:line-break="strict" style:writing-mode="lr-tb"/>
    </style:style>
    <style:style style:name="MP44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45" style:family="paragraph">
      <style:paragraph-properties fo:margin-left="0cm" fo:margin-right="0cm" fo:line-height="93%" fo:text-align="end" fo:text-indent="0cm" style:line-break="strict" style:writing-mode="lr-tb"/>
    </style:style>
    <style:style style:name="MP4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47" style:family="paragraph">
      <style:paragraph-properties fo:margin-left="0cm" fo:margin-right="0cm" fo:text-indent="0cm" style:writing-mode="lr-tb"/>
    </style:style>
    <style:style style:name="MP4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4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0" style:family="paragraph">
      <style:paragraph-properties fo:margin-left="0cm" fo:margin-right="0cm" fo:text-align="end" fo:text-indent="0cm" style:writing-mode="lr-tb"/>
    </style:style>
    <style:style style:name="MP5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5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5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5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5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5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58" style:family="paragraph">
      <style:paragraph-properties fo:margin-left="0.599cm" fo:margin-right="0cm" fo:line-height="93%" fo:text-align="end" fo:text-indent="-0.599cm" style:line-break="strict" style:writing-mode="lr-tb"/>
    </style:style>
    <style:style style:name="MP59" style:family="paragraph">
      <loext:graphic-properties draw:fill="none" draw:fill-color="#ffffff"/>
      <style:paragraph-properties fo:margin-left="0.599cm" fo:margin-right="0cm" fo:line-height="93%" fo:text-align="end" fo:text-indent="-0.599cm" style:line-break="strict" style:writing-mode="lr-tb" style:font-independent-line-spacing="true"/>
    </style:style>
    <style:style style:name="MP60" style:family="paragraph">
      <loext:graphic-properties draw:fill="solid" draw:fill-color="#ffffff"/>
      <style:paragraph-properties style:writing-mode="lr-tb" style:font-independent-line-spacing="true"/>
    </style:style>
    <style:style style:name="MP61" style:family="paragraph">
      <loext:graphic-properties draw:fill="solid" draw:fill-color="#004586"/>
      <style:paragraph-properties fo:text-align="start"/>
      <style:text-properties fo:font-size="18pt"/>
    </style:style>
    <style:style style:name="MP6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6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4" style:family="paragraph">
      <loext:graphic-properties draw:fill="none"/>
      <style:paragraph-properties fo:text-align="start"/>
      <style:text-properties fo:font-size="18pt"/>
    </style:style>
    <style:style style:name="MP65" style:family="paragraph">
      <loext:graphic-properties draw:fill="solid" draw:fill-color="#17375e"/>
      <style:paragraph-properties fo:text-align="start" style:font-independent-line-spacing="true"/>
      <style:text-properties fo:font-size="18pt"/>
    </style:style>
    <style:style style:name="MP66" style:family="paragraph">
      <style:paragraph-properties fo:margin-top="0cm" fo:margin-bottom="0cm" fo:line-height="100%" fo:text-align="end" style:punctuation-wrap="simple" style:writing-mode="lr-tb"/>
    </style:style>
    <style:style style:name="MP6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68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69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7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7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T3" style:family="text">
      <style:text-properties style:font-name="Lato1" fo:font-size="14pt" style:font-size-asian="18pt" style:font-size-complex="18pt"/>
    </style:style>
    <style:style style:name="MT4" style:family="text">
      <style:text-properties fo:color="#898989" style:font-name="Calibri1" fo:font-size="12pt" fo:language="en" fo:country="US" style:font-size-asian="12pt" style:font-size-complex="12pt"/>
    </style:style>
    <style:style style:name="MT5" style:family="text">
      <style:text-properties style:font-name="Calibri1" fo:font-size="14pt" fo:language="en" fo:country="US" fo:font-weight="bold" style:font-size-asian="14pt" style:font-weight-asian="bold" style:font-size-complex="14pt" style:font-weight-complex="bold"/>
    </style:style>
    <style:style style:name="MT6" style:family="text">
      <style:text-properties fo:font-size="12pt" fo:language="en" fo:country="US" style:font-size-asian="12pt" style:font-size-complex="12pt"/>
    </style:style>
    <style:style style:name="MT7" style:family="text">
      <style:text-properties fo:font-variant="normal" fo:text-transform="none" fo:color="#464653" style:text-line-through-style="none" style:text-line-through-type="none" style:text-position="0% 100%" style:font-name="Bookman Old Styl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464653" style:text-line-through-style="none" style:text-line-through-type="none" style:text-position="0% 100%" style:font-name="Gill Sans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464653" style:text-line-through-style="none" style:text-line-through-type="none" style:text-position="0% 100%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898989" style:font-name="Calibri1" fo:font-size="12pt" fo:language="en" fo:country="US" style:font-size-asian="12pt" style:language-asian="en" style:country-asian="US" style:font-size-complex="12pt" style:language-complex="en" style:country-complex="US"/>
    </style:style>
    <style:style style:name="MT15" style:family="text">
      <style:text-properties fo:color="#000000" style:font-name="Calibri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MT16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17" style:family="text">
      <style:text-properties fo:color="#ffffff" fo:font-size="10pt" fo:language="en" fo:country="US" style:font-size-asian="10pt" style:language-asian="en" style:country-asian="US" style:font-size-complex="10pt" style:language-complex="en" style:country-complex="US"/>
    </style:style>
    <style:style style:name="MT1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1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20" style:family="text">
      <style:text-properties fo:font-variant="normal" fo:text-transform="none" fo:color="#215968" style:text-line-through-style="none" style:text-line-through-type="none" style:text-position="0% 100%" style:font-name="Calibri3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MT21" style:family="text">
      <style:text-properties fo:font-variant="normal" fo:text-transform="none" fo:color="#17375e" style:text-line-through-style="none" style:text-line-through-type="none" style:text-position="0% 100%" style:font-name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2" style:family="text">
      <style:text-properties fo:font-variant="normal" fo:text-transform="none" fo:color="#4f6228" style:text-line-through-style="none" style:text-line-through-type="none" style:text-position="0% 100%" style:font-name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3" style:family="text">
      <style:text-properties fo:font-variant="normal" fo:text-transform="none" fo:color="#403152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5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6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MT27" style:family="text">
      <style:text-properties fo:font-variant="normal" fo:text-transform="none" fo:color="#ffffff" style:text-line-through-style="none" style:text-line-through-type="none" style:text-position="0% 100%" style:font-name="Calibri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Calibri1" fo:color="#898989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Calibri1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5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</style:handout-master>
    <style:master-page style:name="Default" style:page-layout-name="PM1" draw:style-name="Mdp1">
      <draw:custom-shape presentation:style-name="Mpr1" draw:text-style-name="MP5" draw:layer="backgroundobjects" svg:width="17.332cm" svg:height="1.166cm" svg:x="4.258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618cm" svg:height="2.143cm" svg:x="1.306cm" svg:y="1.524cm" presentation:class="title">
        <draw:text-box>
          <text:p>Click to edit the title text format</text:p>
        </draw:text-box>
      </draw:frame>
      <draw:frame presentation:style-name="Default-outline1" draw:layer="backgroundobjects" svg:width="27.34cm" svg:height="16.347cm" svg:x="0.252cm" svg:y="3.556cm" presentation:class="outline" presentation:placeholder="true">
        <draw:text-box/>
      </draw:frame>
      <draw:frame presentation:style-name="Mpr3" draw:text-style-name="MP2" draw:layer="backgroundobjects" svg:width="6.523cm" svg:height="1.343cm" svg:x="1.4cm" svg:y="19.26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343cm" svg:x="9.576cm" svg:y="19.26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3.81cm" svg:height="0.707cm" svg:x="1.27cm" svg:y="20.133cm" presentation:class="page-number">
        <draw:text-box>
          <text:p text:style-name="MP3"><text:span text:style-name="MT1"><text:page-number>11</text:page-number></text:span></text:p>
        </draw:text-box>
      </draw:frame>
      <draw:custom-shape presentation:style-name="Mpr4" draw:text-style-name="MP8" draw:layer="backgroundobjects" svg:width="0.509cm" svg:height="1.166cm" svg:x="27.491cm" svg:y="0.045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2.877cm" svg:height="1.179cm" svg:x="1.101cm" svg:y="0cm">
        <draw:image xlink:href="Pictures/10000000000000F00000005116B71432F2BB4D50.png" xlink:type="simple" xlink:show="embed" xlink:actuate="onLoad" loext:mime-type="image/png">
          <text:p/>
        </draw:image>
      </draw:frame>
      <draw:custom-shape presentation:style-name="Mpr5" draw:text-style-name="MP10" draw:layer="backgroundobjects" svg:width="0.508cm" svg:height="1.166cm" svg:x="26.798cm" svg:y="0.04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5" draw:layer="backgroundobjects" svg:width="28cm" svg:height="0.905cm" svg:x="0cm" svg:y="20.09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0.39cm" svg:height="0.91cm" svg:x="0cm" svg:y="20.09cm">
        <text:p/>
        <draw:enhanced-geometry svg:viewBox="0 0 21600 21600" draw:type="rectangle" draw:enhanced-path="M 0 0 L 21600 0 21600 21600 0 21600 0 0 Z N"/>
      </draw:custom-shape>
      <draw:frame draw:style-name="Mgr4" draw:text-style-name="MP11" draw:layer="backgroundobjects" svg:width="7.381cm" svg:height="0.925cm" svg:x="20.075cm" svg:y="20.142cm">
        <draw:text-box>
          <text:p><text:span text:style-name="MT2">Persiapan </text:span><text:span text:style-name="MT2">Launching</text:span></text:p>
        </draw:text-box>
      </draw:frame>
      <draw:custom-shape presentation:style-name="Mpr8" draw:text-style-name="MP8" draw:layer="backgroundobjects" svg:width="0.431cm" svg:height="0.905cm" svg:x="0.59cm" svg:y="20.095cm">
        <text:p/>
        <draw:enhanced-geometry svg:viewBox="0 0 21600 21600" draw:mirror-horizontal="true" draw:type="rectangle" draw:enhanced-path="M 0 0 L 21600 0 21600 21600 0 21600 0 0 Z N"/>
      </draw:custom-shape>
      <draw:custom-shape presentation:style-name="Mpr9" draw:text-style-name="MP12" draw:layer="backgroundobjects" svg:width="0.744cm" svg:height="1.30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2" draw:layer="backgroundobjects" svg:width="0.589cm" svg:height="0.905cm" svg:x="27.411cm" svg:y="20.095cm">
        <text:p/>
        <draw:enhanced-geometry svg:viewBox="0 0 21600 21600" draw:type="rectangle" draw:enhanced-path="M 0 0 L 21600 0 21600 21600 0 21600 0 0 Z N"/>
      </draw:custom-shape>
      <draw:frame draw:style-name="Mgr5" draw:text-style-name="MP13" draw:layer="backgroundobjects" svg:width="2.777cm" svg:height="0.844cm" svg:x="1.078cm" svg:y="20.133cm">
        <draw:text-box>
          <text:p><text:span text:style-name="MT3"><text:page-number>11</text:page-number></text:span></text:p>
        </draw:text-box>
      </draw:frame>
      <draw:frame draw:style-name="Mgr6" draw:text-style-name="MP9" draw:layer="backgroundobjects" svg:width="4.686cm" svg:height="1.24cm" svg:x="21.844cm" svg:y="0cm">
        <draw:image xlink:href="Pictures/10000201000000FD00000043CAA215449B968A6B.png" xlink:type="simple" xlink:show="embed" xlink:actuate="onLoad" loext:mime-type="image/png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2cm" svg:height="3.501cm" svg:x="1.399cm" svg:y="0.839cm" presentation:class="title" presentation:placeholder="true">
        <draw:text-box/>
      </draw:frame>
      <draw:frame presentation:style-name="Mpr16" draw:text-style-name="MP14" draw:layer="backgroundobjects" svg:width="25.2cm" svg:height="13.859cm" svg:x="1.399cm" svg:y="4.8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16" draw:layer="backgroundobjects" svg:width="6.534cm" svg:height="1.119cm" svg:x="1.398cm" svg:y="19.464cm" presentation:class="date-time">
        <draw:text-box>
          <text:p text:style-name="MP15"><text:span text:style-name="MT4"><text:date style:data-style-name="D3" text:date-value="2019-12-15">12/15/19</text:date></text:span></text:p>
        </draw:text-box>
      </draw:frame>
      <draw:frame presentation:style-name="Mpr18" draw:text-style-name="MP17" draw:layer="backgroundobjects" svg:width="8.868cm" svg:height="1.119cm" svg:x="9.566cm" svg:y="19.464cm" presentation:class="footer">
        <draw:text-box>
          <text:p/>
        </draw:text-box>
      </draw:frame>
      <draw:frame presentation:style-name="Mpr19" draw:text-style-name="MP19" draw:layer="backgroundobjects" svg:width="6.534cm" svg:height="1.119cm" svg:x="21.463cm" svg:y="19.878cm" presentation:class="page-number">
        <draw:text-box>
          <text:p text:style-name="MP18"><text:span text:style-name="MT5"><text:page-number>11</text:page-number></text:span></text:p>
        </draw:text-box>
      </draw:frame>
      <draw:frame draw:style-name="Mgr7" draw:text-style-name="MP9" draw:layer="backgroundobjects" svg:width="28cm" svg:height="2.596cm" svg:x="0cm" svg:y="18.404cm">
        <draw:image>
          <text:p/>
        </draw:image>
      </draw:frame>
      <draw:frame draw:style-name="Mgr7" draw:text-style-name="MP9" draw:layer="backgroundobjects" svg:width="1.284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7" draw:text-style-name="MP9" draw:layer="backgroundobjects" svg:width="1.323cm" svg:height="5.304cm" svg:x="0cm" svg:y="13.112cm">
        <draw:image xlink:href="Pictures/100002010000003F000000369CBDFB99DAABD526.png" xlink:type="simple" xlink:show="embed" xlink:actuate="onLoad" loext:mime-type="image/png">
          <text:p/>
        </draw:image>
      </draw:frame>
      <draw:frame draw:style-name="Mgr7" draw:text-style-name="MP9" draw:layer="backgroundobjects" svg:width="28cm" svg:height="2.521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presentation:notes style:page-layout-name="PM2">
        <draw:rect draw:style-name="Mgr8" draw:text-style-name="MP20" draw:layer="backgroundobjects" svg:width="21.59cm" svg:height="27.94cm" svg:x="0cm" svg:y="0cm">
          <text:p/>
        </draw:rect>
        <draw:frame presentation:style-name="Mpr20" draw:text-style-name="MP21" draw:layer="backgroundobjects" svg:width="9.356cm" svg:height="1.398cm" svg:x="0.001cm" svg:y="0.001cm" presentation:class="header">
          <draw:text-box>
            <text:p/>
          </draw:text-box>
        </draw:frame>
        <draw:frame presentation:style-name="Mpr20" draw:text-style-name="MP23" draw:layer="backgroundobjects" svg:width="9.356cm" svg:height="1.398cm" svg:x="12.228cm" svg:y="0.001cm" presentation:class="date-time">
          <draw:text-box>
            <text:p text:style-name="MP22"><text:span text:style-name="MT6"><presentation:date-time/></text:span></text:p>
          </draw:text-box>
        </draw:frame>
        <draw:page-thumbnail presentation:style-name="Title1-title" draw:layer="backgroundobjects" svg:width="14.394cm" svg:height="10.478cm" svg:x="3.597cm" svg:y="2.094cm" presentation:class="page"/>
        <draw:frame presentation:style-name="Title1-notes" draw:layer="backgroundobjects" svg:width="17.272cm" svg:height="12.574cm" svg:x="2.158cm" svg:y="13.271cm" presentation:class="notes" presentation:placeholder="true">
          <draw:text-box/>
        </draw:frame>
        <draw:frame presentation:style-name="Mpr21" draw:text-style-name="MP21" draw:layer="backgroundobjects" svg:width="9.356cm" svg:height="1.398cm" svg:x="0.001cm" svg:y="26.537cm" presentation:class="footer">
          <draw:text-box>
            <text:p/>
          </draw:text-box>
        </draw:frame>
        <draw:frame presentation:style-name="Mpr21" draw:text-style-name="MP23" draw:layer="backgroundobjects" svg:width="9.356cm" svg:height="1.398cm" svg:x="12.228cm" svg:y="26.537cm" presentation:class="page-number">
          <draw:text-box>
            <text:p text:style-name="MP22"><text:span text:style-name="MT6"><text:page-number>11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22" draw:text-style-name="MP25" draw:layer="backgroundobjects" svg:width="6.523cm" svg:height="1.448cm" svg:x="1.5cm" svg:y="17.552cm" presentation:class="date-time">
        <draw:text-box>
          <text:p text:style-name="MP24"><text:span text:style-name="MT1"><presentation:date-time/></text:span></text:p>
        </draw:text-box>
      </draw:frame>
      <draw:frame presentation:style-name="Mpr22" draw:text-style-name="MP27" draw:layer="backgroundobjects" svg:width="8.875cm" svg:height="1.448cm" svg:x="9.076cm" svg:y="17.631cm" presentation:class="footer">
        <draw:text-box>
          <text:p text:style-name="MP26"><text:span text:style-name="MT1"><presentation:footer/></text:span></text:p>
        </draw:text-box>
      </draw:frame>
      <draw:frame presentation:style-name="Mpr22" draw:text-style-name="MP29" draw:layer="backgroundobjects" svg:width="6.523cm" svg:height="1.448cm" svg:x="18.976cm" svg:y="17.631cm" presentation:class="page-number">
        <draw:text-box>
          <text:p text:style-name="MP28"><text:span text:style-name="MT1"><text:page-number>11</text:page-number></text:span></text:p>
        </draw:text-box>
      </draw:frame>
      <presentation:notes style:page-layout-name="PM2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5" draw:layer="backgroundobjects" svg:width="9.369cm" svg:height="1.396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23" draw:text-style-name="MP29" draw:layer="backgroundobjects" svg:width="9.369cm" svg:height="1.396cm" svg:x="12.219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24" draw:text-style-name="MP25" draw:layer="backgroundobjects" svg:width="9.369cm" svg:height="1.396cm" svg:x="0cm" svg:y="26.543cm" presentation:class="footer">
          <draw:text-box>
            <text:p text:style-name="MP24"><text:span text:style-name="MT1"><presentation:footer/></text:span></text:p>
          </draw:text-box>
        </draw:frame>
        <draw:frame presentation:style-name="Mpr24" draw:text-style-name="MP29" draw:layer="backgroundobjects" svg:width="9.369cm" svg:height="1.396cm" svg:x="12.219cm" svg:y="26.543cm" presentation:class="page-number">
          <draw:text-box>
            <text:p text:style-name="MP28"><text:span text:style-name="MT1"><text:page-number>1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25" draw:text-style-name="MP33" draw:layer="backgroundobjects" svg:width="25.199cm" svg:height="3.033cm" svg:x="1.4cm" svg:y="0.466cm" presentation:class="title" presentation:user-transformed="true">
        <draw:text-box>
          <text:p text:style-name="MP32"><text:span text:style-name="MT7">Click </text:span><text:span text:style-name="MT7">to </text:span><text:span text:style-name="MT7">edit </text:span><text:span text:style-name="MT7">the </text:span><text:span text:style-name="MT7">title </text:span><text:span text:style-name="MT7">text </text:span><text:span text:style-name="MT7">form</text:span><text:span text:style-name="MT7">atCli</text:span><text:span text:style-name="MT7">ck to </text:span><text:span text:style-name="MT7">edit </text:span><text:span text:style-name="MT7">Mast</text:span><text:span text:style-name="MT7">er </text:span><text:span text:style-name="MT7">title </text:span><text:span text:style-name="MT7">style</text:span></text:p>
        </draw:text-box>
      </draw:frame>
      <draw:frame draw:name="Date Placeholder 3" presentation:style-name="Mpr26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12-15">12/15/19</text:date></text:span></text:p>
        </draw:text-box>
      </draw:frame>
      <draw:frame draw:name="Footer Placeholder 4" presentation:style-name="Mpr26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5" presentation:style-name="Mpr26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11</text:page-number></text:span></text:p>
        </draw:text-box>
      </draw:frame>
      <draw:frame draw:name="Content Placeholder 7" presentation:style-name="Mpr27" draw:text-style-name="MP39" draw:layer="backgroundobjects" svg:width="25.199cm" svg:height="15.119cm" svg:x="1.4cm" svg:y="3.73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</text:span><text:span text:style-name="MT9">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37"><text:span text:style-name="MT12">Fourth level</text:span></text:p>
                                                </text:list-item>
                                                <text:list-item>
                                                  <text:p text:style-name="MP38"><text:span text:style-name="MT1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5.83cm" svg:height="11.524cm" svg:x="4.318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2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0" draw:text-style-name="MP33" draw:layer="backgroundobjects" svg:width="25.199cm" svg:height="2.799cm" svg:x="1.4cm" svg:y="0.7cm" presentation:class="title" presentation:user-transformed="true">
        <draw:text-box>
          <text:p text:style-name="MP32"><text:span text:style-name="MT7">Click </text:span><text:span text:style-name="MT7">to </text:span><text:span text:style-name="MT7">edit </text:span><text:span text:style-name="MT7">the </text:span><text:span text:style-name="MT7">title </text:span><text:span text:style-name="MT7">text </text:span><text:span text:style-name="MT7">form</text:span><text:span text:style-name="MT7">atCli</text:span><text:span text:style-name="MT7">ck to </text:span><text:span text:style-name="MT7">edit </text:span><text:span text:style-name="MT7">Mast</text:span><text:span text:style-name="MT7">er </text:span><text:span text:style-name="MT7">title </text:span><text:span text:style-name="MT7">style</text:span></text:p>
        </draw:text-box>
      </draw:frame>
      <draw:frame draw:name="Date Placeholder 2" presentation:style-name="Mpr31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12-15">12/15/19</text:date></text:span></text:p>
        </draw:text-box>
      </draw:frame>
      <draw:frame draw:name="Footer Placeholder 3" presentation:style-name="Mpr31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4" presentation:style-name="Mpr31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11</text:page-number></text:span></text:p>
        </draw:text-box>
      </draw:frame>
      <draw:custom-shape draw:name="Isosceles Triangle 5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5.83cm" svg:height="11.524cm" svg:x="4.318cm" svg:y="2.335cm" presentation:class="page"/>
        <draw:frame presentation:style-name="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32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4" draw:text-style-name="MP33" draw:layer="backgroundobjects" svg:width="25.199cm" svg:height="2.799cm" svg:x="1.4cm" svg:y="0.7cm" presentation:class="title" presentation:user-transformed="true">
        <draw:text-box>
          <text:p text:style-name="MP32"><text:span text:style-name="MT7">Click </text:span><text:span text:style-name="MT7">to </text:span><text:span text:style-name="MT7">edit </text:span><text:span text:style-name="MT7">the </text:span><text:span text:style-name="MT7">title </text:span><text:span text:style-name="MT7">text </text:span><text:span text:style-name="MT7">form</text:span><text:span text:style-name="MT7">atCli</text:span><text:span text:style-name="MT7">ck to </text:span><text:span text:style-name="MT7">edit </text:span><text:span text:style-name="MT7">Mast</text:span><text:span text:style-name="MT7">er </text:span><text:span text:style-name="MT7">title </text:span><text:span text:style-name="MT7">style</text:span></text:p>
        </draw:text-box>
      </draw:frame>
      <draw:frame draw:name="Date Placeholder 4" presentation:style-name="Mpr35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12-15">12/15/19</text:date></text:span></text:p>
        </draw:text-box>
      </draw:frame>
      <draw:frame draw:name="Footer Placeholder 5" presentation:style-name="Mpr35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6" presentation:style-name="Mpr35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11</text:page-number></text:span></text:p>
        </draw:text-box>
      </draw:frame>
      <draw:frame draw:name="Content Placeholder 8" presentation:style-name="Mpr36" draw:text-style-name="MP39" draw:layer="backgroundobjects" svg:width="12.375cm" svg:height="15.119cm" svg:x="1.4cm" svg:y="3.73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</text:span><text:span text:style-name="MT9">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37"><text:span text:style-name="MT12">Fourth level</text:span></text:p>
                                                </text:list-item>
                                                <text:list-item>
                                                  <text:p text:style-name="MP38"><text:span text:style-name="MT1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36" draw:text-style-name="MP39" draw:layer="backgroundobjects" svg:width="12.375cm" svg:height="15.119cm" svg:x="14.184cm" svg:y="3.72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40"><text:span text:style-name="MT9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41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1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4.392cm" svg:height="10.476cm" svg:x="3.598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97cm" svg:height="3.497cm" svg:x="1.397cm" svg:y="0.837cm" presentation:class="title" presentation:placeholder="true">
        <draw:text-box/>
      </draw:frame>
      <draw:frame presentation:style-name="Title2-outline1" draw:layer="backgroundobjects" svg:width="25.197cm" svg:height="13.856cm" svg:x="1.397cm" svg:y="4.899cm" presentation:class="outline" presentation:placeholder="true">
        <draw:text-box/>
      </draw:frame>
      <draw:frame presentation:style-name="Mpr39" draw:text-style-name="MP16" draw:layer="backgroundobjects" svg:width="6.531cm" svg:height="1.115cm" svg:x="1.397cm" svg:y="19.464cm" presentation:class="date-time">
        <draw:text-box>
          <text:list text:style-name="ML13">
            <text:list-header>
              <text:p text:style-name="MP15"><text:span text:style-name="MT14"><text:date style:data-style-name="D3" text:date-value="2019-12-15">12/15/19</text:date></text:span></text:p>
            </text:list-header>
          </text:list>
        </draw:text-box>
      </draw:frame>
      <draw:custom-shape draw:style-name="Mgr11" draw:text-style-name="MP14" draw:layer="backgroundobjects" svg:width="8.868cm" svg:height="1.12cm" svg:x="9.565cm" svg:y="19.465cm">
        <text:p/>
        <draw:enhanced-geometry svg:viewBox="0 0 21600 21600" draw:type="mso-spt202" draw:enhanced-path="M 0 0 L 21600 0 21600 21600 0 21600 0 0 Z N"/>
      </draw:custom-shape>
      <draw:frame presentation:style-name="Mpr40" draw:text-style-name="MP19" draw:layer="backgroundobjects" svg:width="6.531cm" svg:height="1.116cm" svg:x="21.461cm" svg:y="19.879cm" presentation:class="page-number">
        <draw:text-box>
          <text:list text:style-name="ML13">
            <text:list-header>
              <text:p text:style-name="MP18"><text:span text:style-name="MT15"><text:page-number>&lt;number&gt;</text:page-number></text:span></text:p>
            </text:list-header>
          </text:list>
        </draw:text-box>
      </draw:frame>
      <draw:frame draw:style-name="Mgr12" draw:text-style-name="MP42" draw:layer="backgroundobjects" svg:width="1.283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12" draw:text-style-name="MP42" draw:layer="backgroundobjects" svg:width="1.323cm" svg:height="5.305cm" svg:x="0cm" svg:y="13.11cm">
        <draw:image>
          <text:p/>
        </draw:image>
      </draw:frame>
      <draw:frame draw:style-name="Mgr12" draw:text-style-name="MP42" draw:layer="backgroundobjects" svg:width="28.002cm" svg:height="2.523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draw:frame presentation:style-name="Mpr4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3" draw:text-style-name="MP20" draw:layer="backgroundobjects" svg:width="21.59cm" svg:height="27.94cm" svg:x="0cm" svg:y="0cm">
          <text:p/>
        </draw:rect>
        <draw:page-thumbnail presentation:style-name="Title2-title" draw:layer="backgroundobjects" svg:width="13.966cm" svg:height="10.473cm" svg:x="3.81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42" draw:text-style-name="MP44" draw:layer="backgroundobjects" svg:width="9.366cm" svg:height="1.393cm" svg:x="0cm" svg:y="-0.001cm" presentation:class="header">
          <draw:text-box>
            <text:list text:style-name="ML13">
              <text:list-header>
                <text:p text:style-name="MP43"><text:span text:style-name="MT16"><presentation:header/></text:span></text:p>
              </text:list-header>
            </text:list>
          </draw:text-box>
        </draw:frame>
        <draw:frame presentation:style-name="Mpr43" draw:text-style-name="MP46" draw:layer="backgroundobjects" svg:width="9.367cm" svg:height="1.393cm" svg:x="12.218cm" svg:y="-0.001cm" presentation:class="date-time">
          <draw:text-box>
            <text:list text:style-name="ML13">
              <text:list-header>
                <text:p text:style-name="MP45"><text:span text:style-name="MT16"><presentation:date-time/></text:span></text:p>
              </text:list-header>
            </text:list>
          </draw:text-box>
        </draw:frame>
        <draw:frame presentation:style-name="Mpr44" draw:text-style-name="MP44" draw:layer="backgroundobjects" svg:width="9.366cm" svg:height="1.394cm" svg:x="0cm" svg:y="26.542cm" presentation:class="footer">
          <draw:text-box>
            <text:list text:style-name="ML13">
              <text:list-header>
                <text:p text:style-name="MP43"><text:span text:style-name="MT16"><presentation:footer/></text:span></text:p>
              </text:list-header>
            </text:list>
          </draw:text-box>
        </draw:frame>
        <draw:frame presentation:style-name="Mpr45" draw:text-style-name="MP46" draw:layer="backgroundobjects" svg:width="9.367cm" svg:height="1.394cm" svg:x="12.218cm" svg:y="26.542cm" presentation:class="page-number">
          <draw:text-box>
            <text:list text:style-name="ML13">
              <text:list-header>
                <text:p text:style-name="MP45"><text:span text:style-name="MT16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frame draw:name="Picture 22" draw:style-name="Mgr14" draw:text-style-name="MP42" draw:layer="backgroundobjects" svg:width="28.359cm" svg:height="21.005cm" svg:x="-0.179cm" svg:y="0cm">
        <draw:image xlink:href="Pictures/10000000000005EF000004654D7EC5F14159E050.jpg" xlink:type="simple" xlink:show="embed" xlink:actuate="onLoad" loext:mime-type="image/jpeg">
          <text:p/>
        </draw:image>
        <svg:desc>background4-1</svg:desc>
      </draw:frame>
      <draw:line draw:name="Line 12" draw:style-name="Mgr15" draw:text-style-name="MP42" draw:layer="backgroundobjects" svg:x1="0.306cm" svg:y1="0cm" svg:x2="0.306cm" svg:y2="21cm">
        <text:p/>
      </draw:line>
      <draw:line draw:name="Line 13" draw:style-name="Mgr16" draw:text-style-name="MP42" draw:layer="backgroundobjects" svg:x1="0.306cm" svg:y1="20.299cm" svg:x2="27.139cm" svg:y2="20.299cm">
        <text:p/>
      </draw:line>
      <draw:frame draw:name="Picture 14" draw:style-name="Mgr14" draw:text-style-name="MP42" draw:layer="backgroundobjects" svg:width="4.579cm" svg:height="1.015cm" svg:x="22.166cm" svg:y="19.002cm">
        <draw:image xlink:href="Pictures/10000201000000AB0000002670F44857ED90A37A.png" xlink:type="simple" xlink:show="embed" xlink:actuate="onLoad" loext:mime-type="image/png">
          <text:p/>
        </draw:image>
      </draw:frame>
      <draw:line draw:name="Line 15" draw:style-name="Mgr16" draw:text-style-name="MP42" draw:layer="backgroundobjects" svg:x1="22.165cm" svg:y1="18.768cm" svg:x2="27.065cm" svg:y2="18.768cm">
        <text:p/>
      </draw:line>
      <draw:line draw:name="Line 19" draw:style-name="Mgr17" draw:text-style-name="MP42" draw:layer="backgroundobjects" svg:x1="27.065cm" svg:y1="20.288cm" svg:x2="27.065cm" svg:y2="18.777cm">
        <text:p/>
      </draw:line>
      <draw:line draw:name="Line 23" draw:style-name="Mgr15" draw:text-style-name="MP42" draw:layer="backgroundobjects" svg:x1="0.306cm" svg:y1="20.299cm" svg:x2="6.766cm" svg:y2="20.299cm">
        <text:p/>
      </draw:line>
      <draw:frame presentation:style-name="Title2_5f_-title" draw:layer="backgroundobjects" svg:width="18.434cm" svg:height="3.266cm" svg:x="7.7cm" svg:y="0.932cm" presentation:class="title" presentation:placeholder="true">
        <draw:text-box/>
      </draw:frame>
      <draw:frame presentation:style-name="Title2_5f_-outline1" draw:layer="backgroundobjects" svg:width="18.2cm" svg:height="11.667cm" svg:x="7.933cm" svg:y="5.366cm" presentation:class="outline" presentation:placeholder="true">
        <draw:text-box/>
      </draw:frame>
      <draw:frame presentation:style-name="Mpr46" draw:text-style-name="MP48" draw:layer="backgroundobjects" svg:width="2.8cm" svg:height="1.4cm" svg:x="0.466cm" svg:y="19.254cm" presentation:class="page-number">
        <draw:text-box>
          <text:list text:style-name="ML14">
            <text:list-header>
              <text:p text:style-name="MP47"><text:span text:style-name="MT17"><text:page-number>&lt;number&gt;</text:page-number></text:span></text:p>
            </text:list-header>
          </text:list>
        </draw:text-box>
      </draw:frame>
      <draw:frame presentation:style-name="Mpr4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7" draw:layer="backgroundobjects" svg:width="8.874cm" svg:height="1.447cm" svg:x="9.575cm" svg:y="19.13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8" draw:text-style-name="MP20" draw:layer="backgroundobjects" svg:width="21.59cm" svg:height="27.94cm" svg:x="0cm" svg:y="0cm">
          <text:p/>
        </draw:rect>
        <draw:frame presentation:style-name="Mpr48" draw:text-style-name="MP48" draw:layer="backgroundobjects" svg:width="9.359cm" svg:height="1.398cm" svg:x="0cm" svg:y="0cm" presentation:class="header">
          <draw:text-box>
            <text:p/>
          </draw:text-box>
        </draw:frame>
        <draw:frame presentation:style-name="Mpr49" draw:text-style-name="MP49" draw:layer="backgroundobjects" svg:width="9.359cm" svg:height="1.398cm" svg:x="12.234cm" svg:y="0cm" presentation:class="date-time">
          <draw:text-box>
            <text:p/>
          </draw:text-box>
        </draw:frame>
        <draw:page-thumbnail presentation:style-name="Title2_5f_-title" draw:layer="backgroundobjects" svg:width="14.318cm" svg:height="10.479cm" svg:x="3.637cm" svg:y="2.094cm" presentation:class="page"/>
        <draw:frame presentation:style-name="Title2_5f_-notes" draw:layer="backgroundobjects" svg:width="15.834cm" svg:height="12.573cm" svg:x="2.878cm" svg:y="13.274cm" presentation:class="notes" presentation:placeholder="true">
          <draw:text-box/>
        </draw:frame>
        <draw:frame presentation:style-name="Mpr50" draw:text-style-name="MP48" draw:layer="backgroundobjects" svg:width="9.359cm" svg:height="1.398cm" svg:x="0cm" svg:y="26.545cm" presentation:class="footer">
          <draw:text-box>
            <text:p/>
          </draw:text-box>
        </draw:frame>
        <draw:frame presentation:style-name="Mpr51" draw:text-style-name="MP49" draw:layer="backgroundobjects" svg:width="9.359cm" svg:height="1.398cm" svg:x="12.234cm" svg:y="26.545cm" presentation:class="page-number">
          <draw:text-box>
            <text:list text:style-name="ML6">
              <text:list-header>
                <text:p text:style-name="MP50"><text:span text:style-name="MT18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2">
      <draw:frame draw:name="Picture 7" draw:style-name="Mgr14" draw:text-style-name="MP42" draw:layer="backgroundobjects" svg:width="28cm" svg:height="21.02cm" svg:x="0cm" svg:y="0cm">
        <draw:image xlink:href="Pictures/100000000000034D0000027A60836F62B12EFD53.png" xlink:type="simple" xlink:show="embed" xlink:actuate="onLoad" loext:mime-type="image/png">
          <text:p/>
        </draw:image>
      </draw:frame>
      <draw:frame presentation:style-name="Title1_5f_-title" draw:layer="backgroundobjects" svg:width="26.366cm" svg:height="3.5cm" svg:x="0.933cm" svg:y="0.465cm" presentation:class="title" presentation:placeholder="true">
        <draw:text-box/>
      </draw:frame>
      <draw:frame presentation:style-name="Title1_5f_-outline1" draw:layer="backgroundobjects" svg:width="26.6cm" svg:height="13.859cm" svg:x="0.7cm" svg:y="4.9cm" presentation:class="outline" presentation:placeholder="true">
        <draw:text-box/>
      </draw:frame>
      <draw:frame presentation:style-name="Mpr52" draw:text-style-name="MP21" draw:layer="backgroundobjects" svg:width="6.534cm" svg:height="1.458cm" svg:x="1.398cm" svg:y="19.122cm" presentation:class="date-time">
        <draw:text-box>
          <text:p/>
        </draw:text-box>
      </draw:frame>
      <draw:frame presentation:style-name="Mpr52" draw:text-style-name="MP51" draw:layer="backgroundobjects" svg:width="8.867cm" svg:height="1.458cm" svg:x="9.566cm" svg:y="19.122cm" presentation:class="footer">
        <draw:text-box>
          <text:p/>
        </draw:text-box>
      </draw:frame>
      <draw:frame presentation:style-name="Mpr53" draw:text-style-name="MP23" draw:layer="backgroundobjects" svg:width="1.167cm" svg:height="0.7cm" svg:x="26.365cm" svg:y="19.832cm" presentation:class="page-number">
        <draw:text-box>
          <text:list text:style-name="ML6">
            <text:list-header>
              <text:p text:style-name="MP22"><text:span text:style-name="MT19"><text:page-number>&lt;number&gt;</text:page-number></text:span></text:p>
            </text:list-header>
          </text:list>
        </draw:text-box>
      </draw:frame>
      <presentation:notes style:page-layout-name="PM2">
        <draw:rect draw:style-name="Mgr18" draw:text-style-name="MP20" draw:layer="backgroundobjects" svg:width="21.59cm" svg:height="27.94cm" svg:x="0cm" svg:y="0cm">
          <text:p/>
        </draw:rect>
        <draw:frame presentation:style-name="Mpr54" draw:text-style-name="MP21" draw:layer="backgroundobjects" svg:width="9.356cm" svg:height="1.397cm" svg:x="-0.001cm" svg:y="0cm" presentation:class="header">
          <draw:text-box>
            <text:p/>
          </draw:text-box>
        </draw:frame>
        <draw:frame presentation:style-name="Mpr55" draw:text-style-name="MP23" draw:layer="backgroundobjects" svg:width="9.356cm" svg:height="1.397cm" svg:x="12.228cm" svg:y="0cm" presentation:class="date-time">
          <draw:text-box>
            <text:p/>
          </draw:text-box>
        </draw:frame>
        <draw:page-thumbnail presentation:style-name="Title1_5f_-title" draw:layer="backgroundobjects" svg:width="14.393cm" svg:height="10.478cm" svg:x="3.598cm" svg:y="2.094cm" presentation:class="page"/>
        <draw:frame presentation:style-name="Title1_5f_-notes" draw:layer="backgroundobjects" svg:width="17.272cm" svg:height="12.573cm" svg:x="2.159cm" svg:y="13.271cm" presentation:class="notes" presentation:placeholder="true">
          <draw:text-box/>
        </draw:frame>
        <draw:frame presentation:style-name="Mpr56" draw:text-style-name="MP21" draw:layer="backgroundobjects" svg:width="9.356cm" svg:height="1.397cm" svg:x="-0.001cm" svg:y="26.538cm" presentation:class="footer">
          <draw:text-box>
            <text:p/>
          </draw:text-box>
        </draw:frame>
        <draw:frame presentation:style-name="Mpr57" draw:text-style-name="MP23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22"><text:span text:style-name="MT18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_5f_" style:display-name="Title and Content_" style:page-layout-name="PM1" draw:style-name="Mdp4">
      <draw:frame draw:name="Title 1" presentation:style-name="Mpr58" draw:text-style-name="MP53" draw:layer="backgroundobjects" svg:width="25.199cm" svg:height="2.658cm" svg:x="1.4cm" svg:y="0.841cm" presentation:class="title" presentation:user-transformed="true">
        <draw:text-box>
          <text:p text:style-name="MP52"><text:span text:style-name="MT20">Click </text:span><text:span text:style-name="MT20">to </text:span><text:span text:style-name="MT20">edit </text:span><text:span text:style-name="MT20">Mas</text:span><text:span text:style-name="MT20">ter </text:span><text:span text:style-name="MT20">title </text:span><text:span text:style-name="MT20">style</text:span></text:p>
        </draw:text-box>
      </draw:frame>
      <draw:frame draw:name="Content Placeholder 2" presentation:style-name="Mpr59" draw:text-style-name="MP54" draw:layer="backgroundobjects" svg:width="25.199cm" svg:height="13.858cm" svg:x="1.4cm" svg:y="4.9cm" presentation:class="outline" presentation:user-transformed="true">
        <draw:text-box>
          <text:list text:style-name="ML7">
            <text:list-item>
              <text:p text:style-name="MP36"><text:span text:style-name="MT21">Click to edit the outline text format</text:span></text:p>
              <text:list>
                <text:list-item>
                  <text:p text:style-name="MP36"><text:span text:style-name="MT21">Second Outline Level</text:span></text:p>
                  <text:list>
                    <text:list-item>
                      <text:p text:style-name="MP36"><text:span text:style-name="MT21">Third Outline Level</text:span></text:p>
                      <text:list>
                        <text:list-item>
                          <text:p text:style-name="MP36"><text:span text:style-name="MT21">Fourth Outline Level</text:span></text:p>
                          <text:list>
                            <text:list-item>
                              <text:p text:style-name="MP36"><text:span text:style-name="MT21">Fifth Outline Level</text:span></text:p>
                              <text:list>
                                <text:list-item>
                                  <text:p text:style-name="MP36"><text:span text:style-name="MT21">Sixth Outline Level</text:span></text:p>
                                  <text:list>
                                    <text:list-item>
                                      <text:p><text:span text:style-name="MT21">Seventh Outline LevelClick to edit Master text styles</text:span></text:p>
                                      <text:list>
                                        <text:list-item>
                                          <text:p><text:span text:style-name="MT22">Second level</text:span></text:p>
                                          <text:list>
                                            <text:list-item>
                                              <text:p><text:span text:style-name="MT23">Third level</text:span></text:p>
                                              <text:list>
                                                <text:list-item>
                                                  <text:p text:style-name="MP37"><text:span text:style-name="MT24">Fourth level</text:span></text:p>
                                                </text:list-item>
                                                <text:list-item>
                                                  <text:p text:style-name="MP37"><text:span text:style-name="MT2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0" draw:text-style-name="MP56" draw:layer="backgroundobjects" svg:width="6.533cm" svg:height="1.117cm" svg:x="1.4cm" svg:y="19.464cm" presentation:class="date-time" presentation:user-transformed="true">
        <draw:text-box>
          <text:p text:style-name="MP55"><text:span text:style-name="MT25"><text:date style:data-style-name="D1" text:date-value="2019-12-15">12/15/19</text:date></text:span></text:p>
        </draw:text-box>
      </draw:frame>
      <draw:frame draw:name="Footer Placeholder 4" presentation:style-name="Mpr60" draw:text-style-name="MP5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0" draw:text-style-name="MP56" draw:layer="backgroundobjects" svg:width="6.533cm" svg:height="1.117cm" svg:x="20.066cm" svg:y="19.464cm" presentation:class="page-number" presentation:user-transformed="true">
        <draw:text-box>
          <text:p text:style-name="MP57"><text:span text:style-name="MT25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5.83cm" svg:height="11.524cm" svg:x="4.318cm" svg:y="2.335cm" presentation:class="page"/>
        <draw:frame presentation:style-name="Title_20_and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6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7" style:page-layout-name="PM1" draw:style-name="Mdp2">
      <draw:frame presentation:style-name="Title27-title" draw:layer="backgroundobjects" svg:width="25.188cm" svg:height="3.497cm" svg:x="1.398cm" svg:y="0.837cm" presentation:class="title" presentation:placeholder="true">
        <draw:text-box/>
      </draw:frame>
      <draw:frame presentation:style-name="Title27-outline1" draw:layer="backgroundobjects" svg:width="25.188cm" svg:height="12.171cm" svg:x="1.398cm" svg:y="4.911cm" presentation:class="outline" presentation:placeholder="true">
        <draw:text-box/>
      </draw:frame>
      <draw:custom-shape draw:style-name="Mgr19" draw:text-style-name="MP14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20" draw:text-style-name="MP14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draw:style-name="Mgr21" draw:text-style-name="MP59" draw:layer="backgroundobjects" svg:width="6.514cm" svg:height="1.438cm" svg:x="20.077cm" svg:y="19.129cm" presentation:class="page-number">
        <draw:text-box>
          <text:list text:style-name="ML15">
            <text:list-header>
              <text:p text:style-name="MP58"><text:span text:style-name="MT26"><text:page-number>&lt;number&gt;</text:page-number></text:span></text:p>
            </text:list-header>
          </text:list>
        </draw:text-box>
      </draw:frame>
      <presentation:notes style:page-layout-name="PM2">
        <draw:rect draw:style-name="Mgr13" draw:text-style-name="MP20" draw:layer="backgroundobjects" svg:width="21cm" svg:height="29.7cm" svg:x="0cm" svg:y="0cm">
          <text:p/>
        </draw:rect>
        <draw:custom-shape draw:style-name="Mgr22" draw:text-style-name="MP6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7-title" draw:layer="backgroundobjects" svg:width="14.838cm" svg:height="11.126cm" svg:x="3.074cm" svg:y="2.258cm" presentation:class="page"/>
        <draw:frame presentation:style-name="Title27-notes" draw:layer="backgroundobjects" svg:width="16.792cm" svg:height="13.357cm" svg:x="2.099cm" svg:y="14.106cm" presentation:class="notes" presentation:placeholder="true">
          <draw:text-box/>
        </draw:frame>
        <draw:custom-shape draw:style-name="Mgr23" draw:text-style-name="MP14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24" draw:text-style-name="MP14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23" draw:text-style-name="MP14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63" draw:text-style-name="MP59" draw:layer="backgroundobjects" svg:width="9.106cm" svg:height="1.478cm" svg:x="11.884cm" svg:y="28.213cm" presentation:class="page-number">
          <draw:text-box>
            <text:list text:style-name="ML15">
              <text:list-header>
                <text:p text:style-name="MP58"><text:span text:style-name="MT26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2">
      <draw:custom-shape draw:name="CustomShape 6" draw:style-name="Mgr25" draw:text-style-name="MP61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6" draw:text-style-name="MP61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7" draw:text-style-name="MP61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8" draw:text-style-name="MP62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29" draw:text-style-name="MP63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29" draw:text-style-name="MP63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0" draw:text-style-name="MP64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1" draw:text-style-name="MP65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4" draw:text-style-name="MP65" draw:layer="backgroundobjects" svg:width="25.615cm" svg:height="2.462cm" svg:x="1.686cm" svg:y="3.175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custom-shape draw:name="CustomShape 6" draw:style-name="Mgr25" draw:text-style-name="MP61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6" draw:text-style-name="MP61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7" draw:text-style-name="MP61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8" draw:text-style-name="MP62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29" draw:text-style-name="MP63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29" draw:text-style-name="MP63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0" draw:text-style-name="MP64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1" draw:text-style-name="MP65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7" draw:text-style-name="MP65" draw:layer="backgroundobjects" svg:width="25.615cm" svg:height="2.462cm" svg:x="1.686cm" svg:y="3.175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7.337cm" svg:height="14.103cm" svg:x="0.251cm" svg:y="5.71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frame draw:name="Picture 6" draw:style-name="Mgr30" draw:text-style-name="MP64" draw:layer="backgroundobjects" svg:width="27.999cm" svg:height="4.209cm" svg:x="0cm" svg:y="16.789cm">
        <draw:image xlink:href="Pictures/10000201000008980000014BD651FC299569D5BC.png" xlink:type="simple" xlink:show="embed" xlink:actuate="onLoad" loext:mime-type="image/png">
          <text:p/>
        </draw:image>
      </draw:frame>
      <draw:frame draw:name="Picture 7" draw:style-name="Mgr30" draw:text-style-name="MP64" draw:layer="backgroundobjects" svg:width="27.999cm" svg:height="4.34cm" svg:x="0cm" svg:y="-0.374cm">
        <draw:image xlink:href="Pictures/10000201000008980000015590C592D5D64D81B3.png" xlink:type="simple" xlink:show="embed" xlink:actuate="onLoad" loext:mime-type="image/png">
          <text:p/>
        </draw:image>
      </draw:frame>
      <draw:frame draw:name="Title 1" presentation:style-name="Mpr70" draw:text-style-name="MP67" draw:layer="backgroundobjects" svg:width="20.765cm" svg:height="3.013cm" svg:x="0cm" svg:y="-0.447cm" presentation:class="title" presentation:user-transformed="true">
        <draw:text-box>
          <text:p text:style-name="MP66"><text:span text:style-name="MT27">Click </text:span><text:span text:style-name="MT27">to </text:span><text:span text:style-name="MT27">edit </text:span><text:span text:style-name="MT27">Mast</text:span><text:span text:style-name="MT27">er </text:span><text:span text:style-name="MT27">title </text:span><text:span text:style-name="MT27">style</text:span></text:p>
        </draw:text-box>
      </draw:frame>
      <draw:frame draw:name="Content Placeholder 2" presentation:style-name="Mpr71" draw:text-style-name="MP33" draw:layer="backgroundobjects" svg:width="26.365cm" svg:height="14.699cm" svg:x="0.7cm" svg:y="3.5cm" presentation:class="outline" presentation:user-transformed="true">
        <draw:text-box>
          <text:list text:style-name="ML7">
            <text:list-item>
              <text:p text:style-name="MP68"><text:span text:style-name="MT28">Click to edit Master text styles</text:span></text:p>
              <text:list>
                <text:list-item>
                  <text:p text:style-name="MP69"><text:span text:style-name="MT29">Second level</text:span></text:p>
                  <text:list>
                    <text:list-item>
                      <text:p text:style-name="MP70"><text:span text:style-name="MT30">Third level</text:span></text:p>
                      <text:list>
                        <text:list-item>
                          <text:p text:style-name="MP71"><text:span text:style-name="MT24">Fourth level</text:span></text:p>
                          <text:list>
                            <text:list-item>
                              <text:p text:style-name="MP71"><text:span text:style-name="MT2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_5f__5f_-title" draw:layer="backgroundobjects" svg:width="13.968cm" svg:height="10.476cm" svg:x="3.81cm" svg:y="2.123cm" presentation:class="page"/>
        <draw:frame presentation:style-name="Title_20_and_20_Conten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draw:frame draw:name="Picture 1" draw:style-name="Mgr32" draw:text-style-name="MP64" draw:layer="backgroundobjects" svg:width="26.82cm" svg:height="1.507cm" svg:x="0.048cm" svg:y="19.493cm">
        <draw:image xlink:href="Pictures/1000000000000400000003006C4363FF0A598C0D.jpg" xlink:type="simple" xlink:show="embed" xlink:actuate="onLoad" loext:mime-type="image/jpeg">
          <text:p/>
        </draw:image>
      </draw:frame>
      <draw:frame draw:name="Picture 10" draw:style-name="Mgr30" draw:text-style-name="MP64" draw:layer="backgroundobjects" svg:width="4.327cm" svg:height="1.835cm" svg:x="0.075cm" svg:y="-0.017cm">
        <draw:image xlink:href="Pictures/1000000000000199000000A970A537FAC48CD47D.png" xlink:type="simple" xlink:show="embed" xlink:actuate="onLoad" loext:mime-type="image/png">
          <text:p/>
        </draw:image>
      </draw:frame>
      <draw:frame presentation:style-name="Blank_5f_-title" draw:layer="backgroundobjects" svg:width="25.199cm" svg:height="3.506cm" svg:x="1.399cm" svg:y="0.837cm" presentation:class="title" presentation:placeholder="true">
        <draw:text-box/>
      </draw:frame>
      <draw:frame presentation:style-name="Blank_5f_-outline1" draw:layer="backgroundobjects" svg:width="25.199cm" svg:height="12.178cm" svg:x="1.399cm" svg:y="4.913cm" presentation:class="outline" presentation:placeholder="true">
        <draw:text-box/>
      </draw:frame>
      <draw:frame presentation:style-name="Mpr74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5f_-title" draw:layer="backgroundobjects" svg:width="13.968cm" svg:height="10.476cm" svg:x="3.81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0-15T15:54:47</meta:creation-date>
    <meta:editing-duration>P26DT2H59M3S</meta:editing-duration>
    <meta:editing-cycles>2263</meta:editing-cycles>
    <dc:date>2019-12-15T08:00:26.570620045</dc:date>
    <meta:generator>LibreOffice/6.2.7.1$Linux_X86_64 LibreOffice_project/20$Build-1</meta:generator>
    <meta:print-date>2019-04-03T11:47:29.038560982</meta:print-date>
    <meta:document-statistic meta:object-count="496"/>
  </office:meta>
</office:document-meta>
</file>